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ubtitl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P12" style:parent-style-name="TableContents" style:family="paragraph">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Heading1" style:family="paragraph">
      <style:paragraph-properties fo:text-align="start"/>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text-properties fo:language="fr" fo:country="FR"/>
    </style:style>
    <style:style style:name="P28" style:parent-style-name="enum" style:family="paragraph">
      <style:paragraph-properties fo:text-align="justify"/>
      <style:text-properties fo:language="fr" fo:country="FR"/>
    </style:style>
    <style:style style:name="P29" style:parent-style-name="enum"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style:text-properties fo:language="fr" fo:country="FR"/>
    </style:style>
    <style:style style:name="P35" style:parent-style-name="enum"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family="paragraph">
      <style:paragraph-properties fo:text-align="justify"/>
      <style:text-properties fo:language="fr" fo:country="FR"/>
    </style:style>
    <style:style style:name="P41" style:parent-style-name="Textbody"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Heading1" style:family="paragraph">
      <style:paragraph-properties fo:text-align="start"/>
      <style:text-properties fo:language="fr" fo:country="FR"/>
    </style:style>
    <style:style style:name="P46" style:parent-style-name="Standard" style:family="paragraph">
      <style:paragraph-properties fo:text-align="justify"/>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style>
    <style:style style:name="T49" style:parent-style-name="Policepardéfaut" style:family="text">
      <style:text-properties fo:language="fr" fo:country="CA"/>
    </style:style>
    <style:style style:name="T50" style:parent-style-name="Policepardéfaut" style:family="text">
      <style:text-properties fo:language="fr" fo:country="CA"/>
    </style:style>
    <style:style style:name="T51" style:parent-style-name="Policepardéfaut" style:family="text">
      <style:text-properties style:text-position="sub 66.6%" fo:language="fr" fo:country="CA"/>
    </style:style>
    <style:style style:name="T52" style:parent-style-name="Policepardéfaut" style:family="text">
      <style:text-properties fo:language="fr" fo:country="CA"/>
    </style:style>
    <style:style style:name="T53" style:parent-style-name="Policepardéfaut" style:family="text">
      <style:text-properties style:text-position="sub 66.6%" fo:language="fr" fo:country="CA"/>
    </style:style>
    <style:style style:name="T54" style:parent-style-name="Policepardéfaut" style:family="text">
      <style:text-properties fo:language="fr" fo:country="CA"/>
    </style:style>
    <style:style style:name="T55" style:parent-style-name="Policepardéfaut" style:family="text">
      <style:text-properties style:text-position="sub 66.6%" fo:language="fr" fo:country="CA"/>
    </style:style>
    <style:style style:name="T56" style:parent-style-name="Policepardéfaut" style:family="text">
      <style:text-properties fo:language="fr" fo:country="CA"/>
    </style:style>
    <style:style style:name="T57" style:parent-style-name="Policepardéfaut" style:family="text">
      <style:text-properties style:text-position="sub 66.6%" fo:language="fr" fo:country="CA"/>
    </style:style>
    <style:style style:name="T58" style:parent-style-name="Policepardéfaut" style:family="text">
      <style:text-properties fo:language="fr" fo:country="CA"/>
    </style:style>
    <style:style style:name="P59" style:parent-style-name="Standard" style:family="paragraph">
      <style:paragraph-properties fo:text-align="justify"/>
      <style:text-properties fo:language="fr" fo:country="CA"/>
    </style:style>
    <style:style style:name="P60" style:parent-style-name="Standard" style:family="paragraph">
      <style:paragraph-properties fo:text-align="justify"/>
    </style:style>
    <style:style style:name="T61" style:parent-style-name="Policepardéfaut" style:family="text">
      <style:text-properties fo:language="fr" fo:country="CA"/>
    </style:style>
    <style:style style:name="T62" style:parent-style-name="Policepardéfaut" style:family="text">
      <style:text-properties style:text-position="sub 66.6%" fo:language="fr" fo:country="CA"/>
    </style:style>
    <style:style style:name="T63" style:parent-style-name="Policepardéfaut" style:family="text">
      <style:text-properties fo:language="fr" fo:country="CA"/>
    </style:style>
    <style:style style:name="T64" style:parent-style-name="Policepardéfaut" style:family="text">
      <style:text-properties style:text-position="sub 66.6%" fo:language="fr" fo:country="CA"/>
    </style:style>
    <style:style style:name="T65" style:parent-style-name="Policepardéfaut" style:family="text">
      <style:text-properties fo:language="fr" fo:country="CA"/>
    </style:style>
    <style:style style:name="T66" style:parent-style-name="Policepardéfaut" style:family="text">
      <style:text-properties style:text-position="sub 66.6%" fo:language="fr" fo:country="CA"/>
    </style:style>
    <style:style style:name="T67" style:parent-style-name="Policepardéfaut" style:family="text">
      <style:text-properties fo:language="fr" fo:country="CA"/>
    </style:style>
    <style:style style:name="T68" style:parent-style-name="Policepardéfaut" style:family="text">
      <style:text-properties fo:language="fr" fo:country="CA"/>
    </style:style>
    <style:style style:name="T69" style:parent-style-name="Policepardéfaut" style:family="text">
      <style:text-properties style:text-position="sub 66.6%" fo:language="fr" fo:country="CA"/>
    </style:style>
    <style:style style:name="T70" style:parent-style-name="Policepardéfaut" style:family="text">
      <style:text-properties fo:language="fr" fo:country="CA"/>
    </style:style>
    <style:style style:name="T71" style:parent-style-name="Policepardéfaut" style:family="text">
      <style:text-properties style:text-position="sub 66.6%" fo:language="fr" fo:country="CA"/>
    </style:style>
    <style:style style:name="T72" style:parent-style-name="Policepardéfaut" style:family="text">
      <style:text-properties fo:language="fr" fo:country="CA"/>
    </style:style>
    <style:style style:name="T73" style:parent-style-name="Policepardéfaut" style:family="text">
      <style:text-properties style:text-position="sub 66.6%" fo:language="fr" fo:country="CA"/>
    </style:style>
    <style:style style:name="T74" style:parent-style-name="Policepardéfaut" style:family="text">
      <style:text-properties fo:language="fr" fo:country="CA"/>
    </style:style>
    <style:style style:name="T75" style:parent-style-name="Policepardéfaut" style:family="text">
      <style:text-properties style:text-position="sub 66.6%" fo:language="fr" fo:country="CA"/>
    </style:style>
    <style:style style:name="T76" style:parent-style-name="Policepardéfaut" style:family="text">
      <style:text-properties fo:language="fr" fo:country="CA"/>
    </style:style>
    <style:style style:name="T77" style:parent-style-name="Policepardéfaut" style:family="text">
      <style:text-properties style:text-position="sub 66.6%" fo:language="fr" fo:country="CA"/>
    </style:style>
    <style:style style:name="T78" style:parent-style-name="Policepardéfaut" style:family="text">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Standard" style:family="paragraph">
      <style:paragraph-properties fo:text-align="justify"/>
      <style:text-properties fo:language="fr" fo:country="CA"/>
    </style:style>
    <style:style style:name="P82" style:parent-style-name="Heading1" style:family="paragraph">
      <style:text-properties fo:language="fr" fo:country="CA"/>
    </style:style>
    <style:style style:name="P83" style:parent-style-name="Heading1" style:family="paragraph">
      <style:paragraph-properties fo:break-before="page" fo:text-align="justify"/>
      <style:text-properties fo:language="fr" fo:country="FR"/>
    </style:style>
    <style:style style:name="P84" style:parent-style-name="Standard" style:family="paragraph">
      <style:paragraph-properties fo:text-align="justify"/>
      <style:text-properties fo:language="fr" fo:country="FR"/>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text-properties fo:language="fr" fo:country="FR"/>
    </style:style>
    <style:style style:name="P88" style:parent-style-name="Standard" style:family="paragraph">
      <style:paragraph-properties fo:text-align="justify"/>
      <style:text-properties fo:language="fr" fo:country="FR"/>
    </style:style>
    <style:style style:name="P89" style:parent-style-name="Heading2" style:family="paragraph">
      <style:paragraph-properties fo:text-align="justify"/>
      <style:text-properties fo:font-size="18pt" style:font-size-asian="18pt" style:font-size-complex="18pt" fo:language="fr" fo:country="FR"/>
    </style:style>
    <style:style style:name="P90" style:parent-style-name="Standard" style:family="paragraph">
      <style:paragraph-properties fo:text-align="justify"/>
    </style:style>
    <style:style style:name="T91" style:parent-style-name="Policepardéfaut" style:family="text">
      <style:text-properties fo:language="fr" fo:country="FR"/>
    </style:style>
    <style:style style:name="P92" style:parent-style-name="Standard" style:family="paragraph">
      <style:paragraph-properties fo:text-align="justify"/>
      <style:text-properties fo:language="fr" fo:country="FR"/>
    </style:style>
    <style:style style:name="P93" style:parent-style-name="Standard" style:family="paragraph">
      <style:paragraph-properties fo:text-align="justify"/>
    </style:style>
    <style:style style:name="T94" style:parent-style-name="Policepardéfaut" style:family="text">
      <style:text-properties fo:language="fr" fo:country="CA"/>
    </style:style>
    <style:style style:name="T95" style:parent-style-name="Policepardéfaut" style:family="text">
      <style:text-properties style:text-position="sub 66.6%" fo:language="fr" fo:country="CA"/>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style:text-position="sub 66.6%" fo:language="fr" fo:country="CA"/>
    </style:style>
    <style:style style:name="T102" style:parent-style-name="Policepardéfaut" style:family="text">
      <style:text-properties fo:language="fr" fo:country="CA"/>
    </style:style>
    <style:style style:name="T103" style:parent-style-name="Policepardéfaut" style:family="text">
      <style:text-properties style:text-position="sub 66.6%" fo:language="fr" fo:country="CA"/>
    </style:style>
    <style:style style:name="T104" style:parent-style-name="Policepardéfaut" style:family="text">
      <style:text-properties fo:language="fr" fo:country="CA"/>
    </style:style>
    <style:style style:name="T105" style:parent-style-name="Policepardéfaut" style:family="text">
      <style:text-properties style:text-position="sub 66.6%" fo:language="fr" fo:country="CA"/>
    </style:style>
    <style:style style:name="T106" style:parent-style-name="Policepardéfaut" style:family="text">
      <style:text-properties fo:language="fr" fo:country="CA"/>
    </style:style>
    <style:style style:name="T107" style:parent-style-name="Policepardéfaut" style:family="text">
      <style:text-properties fo:language="fr" fo:country="CA"/>
    </style:style>
    <style:style style:name="P108" style:parent-style-name="Standard" style:family="paragraph">
      <style:paragraph-properties fo:text-align="justify"/>
      <style:text-properties fo:language="fr" fo:country="CA"/>
    </style:style>
    <style:style style:name="P109" style:parent-style-name="Standard" style:family="paragraph">
      <style:paragraph-properties fo:text-align="justify"/>
      <style:text-properties fo:language="fr" fo:country="CA"/>
    </style:style>
    <style:style style:name="P110" style:parent-style-name="Standard" style:family="paragraph">
      <style:paragraph-properties fo:text-align="justify"/>
      <style:text-properties fo:language="fr" fo:country="CA"/>
    </style:style>
    <style:style style:name="P111" style:parent-style-name="Heading2" style:family="paragraph">
      <style:paragraph-properties fo:text-align="justify"/>
      <style:text-properties fo:font-size="18pt" style:font-size-asian="18pt" style:font-size-complex="18pt" fo:language="fr" fo:country="FR"/>
    </style:style>
    <style:style style:name="P112" style:parent-style-name="Textbody" style:family="paragraph">
      <style:paragraph-properties fo:text-align="justify"/>
    </style:style>
    <style:style style:name="T113" style:parent-style-name="Policepardéfaut" style:family="text">
      <style:text-properties fo:language="fr" fo:country="FR"/>
    </style:style>
    <style:style style:name="T114" style:parent-style-name="Policepardéfaut" style:family="text">
      <style:text-properties fo:language="fr" fo:country="CA"/>
    </style:style>
    <style:style style:name="T115" style:parent-style-name="Policepardéfaut" style:family="text">
      <style:text-properties fo:language="fr" fo:country="FR"/>
    </style:style>
    <style:style style:name="P116" style:parent-style-name="Textbody" style:family="paragraph">
      <style:paragraph-properties fo:text-align="justify"/>
    </style:style>
    <style:style style:name="T117" style:parent-style-name="Policepardéfaut" style:family="text">
      <style:text-properties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font-style="italic" style:font-style-asian="italic" style:font-style-complex="italic" style:text-position="sub 66.6%"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font-style="italic" style:font-style-asian="italic" style:font-style-complex="italic" style:text-position="sub 66.6%" fo:language="fr" fo:country="CA"/>
    </style:style>
    <style:style style:name="T130" style:parent-style-name="Policepardéfaut" style:family="text">
      <style:text-properties fo:language="fr" fo:country="CA"/>
    </style:style>
    <style:style style:name="T131" style:parent-style-name="Policepardéfaut" style:family="text">
      <style:text-properties fo:font-style="italic" style:font-style-asian="italic" style:font-style-complex="italic"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P135" style:parent-style-name="Textbody" style:family="paragraph">
      <style:paragraph-properties fo:text-align="justify"/>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font-style="italic" style:font-style-asian="italic" style:font-style-complex="italic" style:text-position="sub 66.6%"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language="fr" fo:country="CA"/>
    </style:style>
    <style:style style:name="T146" style:parent-style-name="Policepardéfaut" style:family="text">
      <style:text-properties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P151" style:parent-style-name="Textbody" style:family="paragraph">
      <style:paragraph-properties fo:text-align="justify"/>
      <style:text-properties fo:language="fr" fo:country="CA"/>
    </style:style>
    <style:style style:name="P152" style:parent-style-name="Textbody" style:family="paragraph">
      <style:paragraph-properties fo:text-align="justify"/>
    </style:style>
    <style:style style:name="T153" style:parent-style-name="Policepardéfaut" style:family="text">
      <style:text-properties fo:font-style="italic" style:font-style-asian="italic" style:font-style-complex="italic" fo:language="fr" fo:country="CA"/>
    </style:style>
    <style:style style:name="T154" style:parent-style-name="Policepardéfaut" style:family="text">
      <style:text-properties style:font-name="Cambria Math" style:font-name-complex="Cambria Math" fo:font-style="italic" style:font-style-asian="italic" style:font-style-complex="italic" fo:language="fr" fo:country="CA"/>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Times New Roman" style:font-name-complex="Times New Roman"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fo:language="fr" fo:country="CA"/>
    </style:style>
    <style:style style:name="T159" style:parent-style-name="Policepardéfaut" style:family="text">
      <style:text-properties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P168" style:parent-style-name="Textbody" style:family="paragraph">
      <style:paragraph-properties fo:text-align="justify"/>
      <style:text-properties fo:language="fr" fo:country="CA"/>
    </style:style>
    <style:style style:name="P169" style:parent-style-name="Textbody" style:family="paragraph">
      <style:paragraph-properties fo:text-align="justify"/>
    </style:style>
    <style:style style:name="T170" style:parent-style-name="Policepardéfaut" style:family="text">
      <style:text-properties fo:language="fr" fo:country="CA"/>
    </style:style>
    <style:style style:name="T171" style:parent-style-name="Policepardéfaut" style:family="text">
      <style:text-properties fo:font-style="italic" style:font-style-asian="italic" style:font-style-complex="italic" fo:language="fr" fo:country="CA"/>
    </style:style>
    <style:style style:name="T172" style:parent-style-name="Policepardéfaut" style:family="text">
      <style:text-properties fo:language="fr" fo:country="CA"/>
    </style:style>
    <style:style style:name="T173" style:parent-style-name="Policepardéfaut" style:family="text">
      <style:text-properties fo:font-style="italic" style:font-style-asian="italic" style:font-style-complex="italic" fo:language="fr" fo:country="CA"/>
    </style:style>
    <style:style style:name="T174" style:parent-style-name="Policepardéfaut" style:family="text">
      <style:text-properties fo:language="fr" fo:country="CA"/>
    </style:style>
    <style:style style:name="P175" style:parent-style-name="Textbody" style:family="paragraph">
      <style:paragraph-properties fo:text-align="justify"/>
      <style:text-properties fo:language="fr" fo:country="CA"/>
    </style:style>
    <style:style style:name="P176" style:parent-style-name="Textbody" style:family="paragraph">
      <style:paragraph-properties fo:text-align="justify"/>
      <style:text-properties fo:language="fr" fo:country="FR"/>
    </style:style>
    <style:style style:name="P177" style:parent-style-name="Textbody" style:family="paragraph">
      <style:paragraph-properties fo:text-align="justify"/>
      <style:text-properties fo:language="fr" fo:country="FR"/>
    </style:style>
    <style:style style:name="P178" style:parent-style-name="Textbody" style:family="paragraph">
      <style:paragraph-properties fo:text-align="justify"/>
      <style:text-properties fo:language="en" fo:country="US"/>
    </style:style>
    <style:style style:name="P179" style:parent-style-name="Textbody" style:family="paragraph">
      <style:paragraph-properties fo:text-align="justify"/>
      <style:text-properties fo:language="fr" fo:country="FR"/>
    </style:style>
    <style:style style:name="P180" style:parent-style-name="Heading2" style:family="paragraph">
      <style:paragraph-properties fo:text-align="justify"/>
      <style:text-properties fo:font-size="18pt" style:font-size-asian="18pt" style:font-size-complex="18pt" fo:language="fr" fo:country="FR"/>
    </style:style>
    <style:style style:name="P181" style:parent-style-name="Textbody" style:family="paragraph">
      <style:paragraph-properties fo:text-align="justify"/>
      <style:text-properties fo:language="fr" fo:country="FR"/>
    </style:style>
    <style:style style:name="P182" style:parent-style-name="Heading1" style:family="paragraph">
      <style:paragraph-properties fo:break-before="page" fo:text-align="start"/>
      <style:text-properties fo:language="fr" fo:country="FR"/>
    </style:style>
    <style:style style:name="T183" style:parent-style-name="Policepardéfaut" style:family="text">
      <style:text-properties fo:language="fr" fo:country="FR"/>
    </style:style>
    <style:style style:name="T184" style:parent-style-name="Policepardéfaut" style:family="text">
      <style:text-properties fo:font-style="italic" style:font-style-asian="italic" style:font-style-complex="italic" fo:language="fr" fo:country="FR"/>
    </style:style>
    <style:style style:name="T185" style:parent-style-name="Policepardéfaut" style:family="text">
      <style:text-properties fo:language="fr" fo:country="FR"/>
    </style:style>
    <style:style style:name="P186" style:parent-style-name="Standard" style:family="paragraph">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font-style="italic" style:font-style-asian="italic" style:font-style-complex="italic" fo:language="fr" fo:country="FR"/>
    </style:style>
    <style:style style:name="T189" style:parent-style-name="Policepardéfaut" style:family="text">
      <style:text-properties fo:font-style="italic" style:font-style-asian="italic" style:font-style-complex="italic" fo:language="fr" fo:country="CA"/>
    </style:style>
    <style:style style:name="T190" style:parent-style-name="Policepardéfaut" style:family="text">
      <style:text-properties fo:language="fr" fo:country="FR"/>
    </style:style>
    <style:style style:name="T191" style:parent-style-name="Policepardéfaut" style:family="text">
      <style:text-properties fo:font-style="italic" style:font-style-asian="italic" style:font-style-complex="italic" style:text-position="sub 66.6%" fo:language="fr" fo:country="FR"/>
    </style:style>
    <style:style style:name="T192" style:parent-style-name="Policepardéfaut" style:family="text">
      <style:text-properties fo:font-style="italic" style:font-style-asian="italic" style:font-style-complex="italic" fo:language="fr" fo:country="FR"/>
    </style:style>
    <style:style style:name="T193" style:parent-style-name="Policepardéfaut" style:family="text">
      <style:text-properties fo:font-style="italic" style:font-style-asian="italic" style:font-style-complex="italic" style:text-position="sub 66.6%" fo:language="fr" fo:country="FR"/>
    </style:style>
    <style:style style:name="T194" style:parent-style-name="Policepardéfaut" style:family="text">
      <style:text-properties fo:font-style="italic" style:font-style-asian="italic" style:font-style-complex="italic" fo:language="fr" fo:country="FR"/>
    </style:style>
    <style:style style:name="T195" style:parent-style-name="Policepardéfaut" style:family="text">
      <style:text-properties fo:font-style="italic" style:font-style-asian="italic" style:font-style-complex="italic" style:text-position="sub 66.6%"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font-style="italic" style:font-style-asian="italic" style:font-style-complex="italic" style:text-position="sub 66.6%" fo:language="fr" fo:country="FR"/>
    </style:style>
    <style:style style:name="T198" style:parent-style-name="Policepardéfaut" style:family="text">
      <style:text-properties fo:font-style="italic" style:font-style-asian="italic" style:font-style-complex="italic" fo:language="fr" fo:country="FR"/>
    </style:style>
    <style:style style:name="P199" style:parent-style-name="Standard" style:family="paragraph">
      <style:text-properties fo:language="fr" fo:country="FR"/>
    </style:style>
    <style:style style:name="T200" style:parent-style-name="Policepardéfaut" style:family="text">
      <style:text-properties fo:language="fr" fo:country="FR"/>
    </style:style>
    <style:style style:name="T201" style:parent-style-name="Policepardéfaut" style:family="text">
      <style:text-properties fo:font-style="italic" style:font-style-asian="italic" style:font-style-complex="italic"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language="fr" fo:country="FR"/>
    </style:style>
    <style:style style:name="P210" style:parent-style-name="Standard" style:family="paragraph">
      <style:text-properties fo:language="fr" fo:country="FR"/>
    </style:style>
    <style:style style:name="T211" style:parent-style-name="Policepardéfaut" style:family="text">
      <style:text-properties fo:language="fr" fo:country="FR"/>
    </style:style>
    <style:style style:name="T212" style:parent-style-name="Policepardéfaut" style:family="text">
      <style:text-properties fo:font-style="italic" style:font-style-asian="italic" style:font-style-complex="italic" fo:language="fr" fo:country="FR"/>
    </style:style>
    <style:style style:name="T213" style:parent-style-name="Policepardéfaut" style:family="text">
      <style:text-properties fo:language="fr" fo:country="FR"/>
    </style:style>
    <style:style style:name="T214" style:parent-style-name="Policepardéfaut" style:family="text">
      <style:text-properties fo:language="fr" fo:country="FR"/>
    </style:style>
    <style:style style:name="P215" style:parent-style-name="Standard" style:family="paragraph">
      <style:text-properties fo:language="fr" fo:country="FR"/>
    </style:style>
    <style:style style:name="T216" style:parent-style-name="Policepardéfaut" style:family="text">
      <style:text-properties fo:language="fr" fo:country="FR"/>
    </style:style>
    <style:style style:name="T217" style:parent-style-name="Policepardéfaut" style:family="text">
      <style:text-properties fo:language="en" fo:country="US"/>
    </style:style>
    <style:style style:name="P218" style:parent-style-name="Standard" style:family="paragraph">
      <style:text-properties fo:language="en" fo:country="US"/>
    </style:style>
    <style:style style:name="P219" style:parent-style-name="Heading1" style:family="paragraph">
      <style:paragraph-properties fo:break-before="page" fo:text-align="start"/>
      <style:text-properties fo:language="fr" fo:country="FR"/>
    </style:style>
    <style:style style:name="P220" style:parent-style-name="Heading3" style:family="paragraph">
      <style:paragraph-properties fo:text-align="start"/>
      <style:text-properties fo:font-size="18pt" style:font-size-asian="18pt" style:font-size-complex="18pt" fo:language="fr" fo:country="FR"/>
    </style:style>
    <style:style style:name="TableColumn222" style:family="table-column">
      <style:table-column-properties style:column-width="0.4743in" style:use-optimal-column-width="false"/>
    </style:style>
    <style:style style:name="TableColumn223" style:family="table-column">
      <style:table-column-properties style:column-width="0.5486in" style:use-optimal-column-width="false"/>
    </style:style>
    <style:style style:name="Table221" style:family="table">
      <style:table-properties style:width="1.0229in" fo:margin-left="0in" table:align="left"/>
    </style:style>
    <style:style style:name="TableRow224" style:family="table-row">
      <style:table-row-properties style:use-optimal-row-height="false"/>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style>
    <style:style style:name="TableCell227" style:family="table-cell">
      <style:table-cell-properties fo:border="0.0034in solid #000000" style:writing-mode="lr-tb" fo:padding-top="0.0381in" fo:padding-left="0.0381in" fo:padding-bottom="0.0381in" fo:padding-right="0.0381in"/>
    </style:style>
    <style:style style:name="P228" style:parent-style-name="TableContents" style:family="paragraph">
      <style:paragraph-properties fo:text-align="center"/>
    </style:style>
    <style:style style:name="P229" style:parent-style-name="Standard" style:family="paragraph">
      <style:paragraph-properties fo:text-align="justify"/>
      <style:text-properties fo:font-style="italic" style:font-style-asian="italic" style:font-style-complex="italic" fo:language="fr" fo:country="FR"/>
    </style:style>
    <style:style style:name="P230" style:parent-style-name="Standard" style:family="paragraph">
      <style:paragraph-properties fo:text-align="justify"/>
      <style:text-properties fo:font-style="italic" style:font-style-asian="italic" style:font-style-complex="italic" fo:language="fr" fo:country="FR"/>
    </style:style>
    <style:style style:name="P231" style:parent-style-name="Standard" style:family="paragraph">
      <style:paragraph-properties fo:text-align="justify"/>
      <style:text-properties fo:language="fr" fo:country="FR"/>
    </style:style>
    <style:style style:name="P232" style:parent-style-name="Standard" style:family="paragraph">
      <style:paragraph-properties fo:text-align="justify"/>
      <style:text-properties fo:font-style="italic" style:font-style-asian="italic" style:font-style-complex="italic" fo:language="fr" fo:country="FR"/>
    </style:style>
    <style:style style:name="TableColumn234" style:family="table-column">
      <style:table-column-properties style:column-width="0.9465in"/>
    </style:style>
    <style:style style:name="TableColumn235" style:family="table-column">
      <style:table-column-properties style:column-width="1.5381in"/>
    </style:style>
    <style:style style:name="TableColumn236" style:family="table-column">
      <style:table-column-properties style:column-width="1.293in"/>
    </style:style>
    <style:style style:name="TableColumn237" style:family="table-column">
      <style:table-column-properties style:column-width="1.4201in"/>
    </style:style>
    <style:style style:name="Table233" style:family="table">
      <style:table-properties style:width="5.1979in" fo:margin-left="0in" table:align="center"/>
    </style:style>
    <style:style style:name="TableRow238" style:family="table-row">
      <style:table-row-properties style:min-row-height="0.2673in"/>
    </style:style>
    <style:style style:name="TableCell239"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240"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1"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242"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3"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244"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5"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246"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Row247" style:family="table-row">
      <style:table-row-properties style:min-row-height="0.2673in"/>
    </style:style>
    <style:style style:name="TableCell248"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4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0"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5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2"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5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4"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5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56" style:family="table-row">
      <style:table-row-properties style:min-row-height="0.2673in"/>
    </style:style>
    <style:style style:name="TableCell257"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5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9"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6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1"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6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3"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6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65" style:family="table-row">
      <style:table-row-properties style:min-row-height="0.2673in"/>
    </style:style>
    <style:style style:name="TableCell266"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6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8"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6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0"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7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2"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7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74" style:family="table-row">
      <style:table-row-properties style:min-row-height="0.2673in"/>
    </style:style>
    <style:style style:name="TableCell275"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7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7"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7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9"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8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1"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8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83" style:family="table-row">
      <style:table-row-properties style:min-row-height="0.2673in"/>
    </style:style>
    <style:style style:name="TableCell284"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8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6"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8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8"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8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0"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9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92" style:family="table-row">
      <style:table-row-properties style:min-row-height="0.2673in"/>
    </style:style>
    <style:style style:name="TableCell293"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9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5"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9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7"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9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9"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0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01" style:family="table-row">
      <style:table-row-properties style:min-row-height="0.2673in"/>
    </style:style>
    <style:style style:name="TableCell302"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0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4"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0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6"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0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8"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0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10" style:family="table-row">
      <style:table-row-properties style:min-row-height="0.2673in"/>
    </style:style>
    <style:style style:name="TableCell311"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1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3"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1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5"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1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7"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1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19" style:family="table-row">
      <style:table-row-properties style:min-row-height="0.2673in"/>
    </style:style>
    <style:style style:name="TableCell320"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2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2"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2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4"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2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6"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2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28" style:family="table-row">
      <style:table-row-properties style:min-row-height="0.2673in"/>
    </style:style>
    <style:style style:name="TableCell329"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3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1"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3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3"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3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5"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3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37" style:parent-style-name="Standard" style:family="paragraph">
      <style:paragraph-properties fo:text-align="justify"/>
      <style:text-properties fo:font-style="italic" style:font-style-asian="italic" style:font-style-complex="italic" fo:language="fr" fo:country="FR"/>
    </style:style>
    <style:style style:name="P338" style:parent-style-name="Standard" style:family="paragraph">
      <style:paragraph-properties fo:text-align="justify"/>
      <style:text-properties fo:language="fr" fo:country="FR"/>
    </style:style>
    <style:style style:name="P339" style:parent-style-name="Standard" style:family="paragraph">
      <style:paragraph-properties fo:text-align="justify"/>
      <style:text-properties fo:font-style="italic" style:font-style-asian="italic" style:font-style-complex="italic" fo:language="fr" fo:country="FR"/>
    </style:style>
    <style:style style:name="TableColumn341" style:family="table-column">
      <style:table-column-properties style:column-width="0.9465in"/>
    </style:style>
    <style:style style:name="TableColumn342" style:family="table-column">
      <style:table-column-properties style:column-width="1.5381in"/>
    </style:style>
    <style:style style:name="TableColumn343" style:family="table-column">
      <style:table-column-properties style:column-width="1.293in"/>
    </style:style>
    <style:style style:name="TableColumn344" style:family="table-column">
      <style:table-column-properties style:column-width="1.4201in"/>
    </style:style>
    <style:style style:name="Table340" style:family="table">
      <style:table-properties style:width="5.1979in" fo:margin-left="0in" table:align="center"/>
    </style:style>
    <style:style style:name="TableRow345" style:family="table-row">
      <style:table-row-properties style:min-row-height="0.2673in"/>
    </style:style>
    <style:style style:name="TableCell346"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347"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48"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349"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50"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351"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52"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353"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Row354" style:family="table-row">
      <style:table-row-properties style:min-row-height="0.2673in"/>
    </style:style>
    <style:style style:name="TableCell355"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5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7"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5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9"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6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1"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6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63" style:family="table-row">
      <style:table-row-properties style:min-row-height="0.2673in"/>
    </style:style>
    <style:style style:name="TableCell364"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6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6"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6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8"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6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0"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7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72" style:family="table-row">
      <style:table-row-properties style:min-row-height="0.2673in"/>
    </style:style>
    <style:style style:name="TableCell373"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7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5"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7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7"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7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8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81" style:family="table-row">
      <style:table-row-properties style:min-row-height="0.2673in"/>
    </style:style>
    <style:style style:name="TableCell38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8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4"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8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6"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8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8"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8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90" style:family="table-row">
      <style:table-row-properties style:min-row-height="0.2673in"/>
    </style:style>
    <style:style style:name="TableCell391"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9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3"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9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5"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9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7"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9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99" style:family="table-row">
      <style:table-row-properties style:min-row-height="0.2673in"/>
    </style:style>
    <style:style style:name="TableCell400"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0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2"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0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4"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0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6"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0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08" style:family="table-row">
      <style:table-row-properties style:min-row-height="0.2673in"/>
    </style:style>
    <style:style style:name="TableCell409"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41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1"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1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3"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1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5"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41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17" style:family="table-row">
      <style:table-row-properties style:min-row-height="0.2673in"/>
    </style:style>
    <style:style style:name="TableCell418"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1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0"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2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2"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2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2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26" style:family="table-row">
      <style:table-row-properties style:min-row-height="0.2673in"/>
    </style:style>
    <style:style style:name="TableCell42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42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9"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3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1"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3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3"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43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35" style:family="table-row">
      <style:table-row-properties style:min-row-height="0.2673in"/>
    </style:style>
    <style:style style:name="TableCell436"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3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8"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3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40"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4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42"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4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444" style:parent-style-name="Standard" style:family="paragraph">
      <style:paragraph-properties fo:text-align="justify"/>
      <style:text-properties fo:language="fr" fo:country="CA"/>
    </style:style>
    <style:style style:name="P445" style:parent-style-name="Textbody" style:family="paragraph">
      <style:text-properties fo:language="fr" fo:country="FR"/>
    </style:style>
    <style:style style:name="P446" style:parent-style-name="Heading3" style:family="paragraph">
      <style:paragraph-properties fo:text-align="start"/>
      <style:text-properties fo:font-size="18pt" style:font-size-asian="18pt" style:font-size-complex="18pt" fo:language="fr" fo:country="CA"/>
    </style:style>
    <style:style style:name="TableColumn448" style:family="table-column">
      <style:table-column-properties style:column-width="0.4743in" style:use-optimal-column-width="false"/>
    </style:style>
    <style:style style:name="TableColumn449" style:family="table-column">
      <style:table-column-properties style:column-width="0.5486in" style:use-optimal-column-width="false"/>
    </style:style>
    <style:style style:name="Table447" style:family="table">
      <style:table-properties style:width="1.0229in" fo:margin-left="0in" table:align="left"/>
    </style:style>
    <style:style style:name="TableRow450" style:family="table-row">
      <style:table-row-properties style:use-optimal-row-height="false"/>
    </style:style>
    <style:style style:name="TableCell4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paragraph-properties fo:text-align="center"/>
    </style:style>
    <style:style style:name="TableCell453" style:family="table-cell">
      <style:table-cell-properties fo:border="0.0034in solid #000000" style:writing-mode="lr-tb" fo:padding-top="0.0381in" fo:padding-left="0.0381in" fo:padding-bottom="0.0381in" fo:padding-right="0.0381in"/>
    </style:style>
    <style:style style:name="P454" style:parent-style-name="TableContents" style:family="paragraph">
      <style:paragraph-properties fo:text-align="center"/>
    </style:style>
    <style:style style:name="T455" style:parent-style-name="Policepardéfaut" style:family="text">
      <style:text-properties fo:font-style="italic" style:font-style-asian="italic" style:font-style-complex="italic" fo:language="fr" fo:country="CA"/>
    </style:style>
    <style:style style:name="T456" style:parent-style-name="Policepardéfaut" style:family="text">
      <style:text-properties fo:language="fr" fo:country="CA"/>
    </style:style>
    <style:style style:name="T457" style:parent-style-name="Policepardéfaut" style:family="text">
      <style:text-properties fo:font-style="italic" style:font-style-asian="italic" style:font-style-complex="italic" fo:language="fr" fo:country="CA"/>
    </style:style>
    <style:style style:name="T458" style:parent-style-name="Policepardéfaut" style:family="text">
      <style:text-properties fo:font-style="italic" style:font-style-asian="italic" style:font-style-complex="italic" fo:language="fr" fo:country="CA"/>
    </style:style>
    <style:style style:name="P459" style:parent-style-name="Textbody" style:family="paragraph">
      <style:text-properties fo:font-style="italic" style:font-style-asian="italic" style:font-style-complex="italic" fo:language="fr" fo:country="CA"/>
    </style:style>
    <style:style style:name="P460" style:parent-style-name="Textbody" style:family="paragraph">
      <style:text-properties fo:font-style="italic" style:font-style-asian="italic" style:font-style-complex="italic" fo:language="fr" fo:country="CA"/>
    </style:style>
    <style:style style:name="P461" style:parent-style-name="Textbody" style:family="paragraph">
      <style:text-properties fo:font-style="italic" style:font-style-asian="italic" style:font-style-complex="italic" fo:language="fr" fo:country="CA"/>
    </style:style>
    <style:style style:name="P462" style:parent-style-name="Textbody" style:family="paragraph">
      <style:text-properties fo:language="fr" fo:country="CA"/>
    </style:style>
    <style:style style:name="P463" style:parent-style-name="Textbody" style:family="paragraph">
      <style:text-properties fo:font-style="italic" style:font-style-asian="italic" style:font-style-complex="italic" fo:language="fr" fo:country="CA"/>
    </style:style>
    <style:style style:name="P464" style:parent-style-name="Textbody" style:family="paragraph">
      <style:text-properties fo:language="fr" fo:country="CA"/>
    </style:style>
    <style:style style:name="P465" style:parent-style-name="Textbody" style:family="paragraph">
      <style:text-properties fo:font-style="italic" style:font-style-asian="italic" style:font-style-complex="italic" fo:language="en" fo:country="US"/>
    </style:style>
    <style:style style:name="P466" style:parent-style-name="Textbody" style:family="paragraph">
      <style:text-properties fo:language="fr" fo:country="CA"/>
    </style:style>
    <style:style style:name="P467" style:parent-style-name="Textbody" style:family="paragraph">
      <style:text-properties fo:language="fr" fo:country="CA"/>
    </style:style>
    <style:style style:name="P468" style:parent-style-name="Textbody" style:family="paragraph">
      <style:text-properties fo:language="fr" fo:country="CA"/>
    </style:style>
    <style:style style:name="P469" style:parent-style-name="Heading3" style:family="paragraph">
      <style:paragraph-properties fo:text-align="start"/>
      <style:text-properties fo:font-size="18pt" style:font-size-asian="18pt" style:font-size-complex="18pt" fo:language="fr" fo:country="CA"/>
    </style:style>
    <style:style style:name="TableColumn471" style:family="table-column">
      <style:table-column-properties style:column-width="0.4743in" style:use-optimal-column-width="false"/>
    </style:style>
    <style:style style:name="TableColumn472" style:family="table-column">
      <style:table-column-properties style:column-width="0.5486in" style:use-optimal-column-width="false"/>
    </style:style>
    <style:style style:name="Table470" style:family="table">
      <style:table-properties style:width="1.0229in" fo:margin-left="0in" table:align="left"/>
    </style:style>
    <style:style style:name="TableRow473" style:family="table-row">
      <style:table-row-properties style:use-optimal-row-height="false"/>
    </style:style>
    <style:style style:name="TableCell4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center"/>
    </style:style>
    <style:style style:name="TableCell476" style:family="table-cell">
      <style:table-cell-properties fo:border="0.0034in solid #000000" style:writing-mode="lr-tb" fo:padding-top="0.0381in" fo:padding-left="0.0381in" fo:padding-bottom="0.0381in" fo:padding-right="0.0381in"/>
    </style:style>
    <style:style style:name="P477" style:parent-style-name="TableContents" style:family="paragraph">
      <style:paragraph-properties fo:text-align="center"/>
    </style:style>
    <style:style style:name="P478" style:parent-style-name="Textbody" style:family="paragraph">
      <style:text-properties fo:font-style="italic" style:font-style-asian="italic" style:font-style-complex="italic" fo:language="fr" fo:country="CA"/>
    </style:style>
    <style:style style:name="P479" style:parent-style-name="Textbody" style:family="paragraph">
      <style:text-properties fo:language="fr" fo:country="CA"/>
    </style:style>
    <style:style style:name="P480" style:parent-style-name="Textbody" style:family="paragraph">
      <style:text-properties fo:language="fr" fo:country="CA"/>
    </style:style>
    <style:style style:name="P481" style:parent-style-name="Textbody" style:family="paragraph">
      <style:paragraph-properties fo:text-align="center"/>
    </style:style>
    <style:style style:name="P482" style:parent-style-name="Textbody" style:family="paragraph">
      <style:text-properties fo:language="fr" fo:country="CA"/>
    </style:style>
    <style:style style:name="P483" style:parent-style-name="Textbody" style:family="paragraph">
      <style:text-properties fo:language="fr" fo:country="CA"/>
    </style:style>
    <style:style style:name="P484" style:parent-style-name="Textbody" style:family="paragraph">
      <style:paragraph-properties fo:text-align="center"/>
    </style:style>
    <style:style style:name="P485" style:parent-style-name="Textbody" style:family="paragraph">
      <style:text-properties fo:language="fr" fo:country="CA"/>
    </style:style>
    <style:style style:name="P486" style:parent-style-name="Textbody" style:family="paragraph">
      <style:text-properties fo:language="fr" fo:country="CA"/>
    </style:style>
    <style:style style:name="P487" style:parent-style-name="Textbody" style:family="paragraph">
      <style:text-properties fo:language="fr" fo:country="CA"/>
    </style:style>
    <style:style style:name="P488" style:parent-style-name="Textbody" style:family="paragraph">
      <style:paragraph-properties fo:text-align="center"/>
    </style:style>
    <style:style style:name="P489" style:parent-style-name="Textbody" style:family="paragraph">
      <style:text-properties fo:language="fr" fo:country="CA"/>
    </style:style>
    <style:style style:name="P490" style:parent-style-name="Textbody" style:family="paragraph">
      <style:text-properties fo:language="fr" fo:country="CA"/>
    </style:style>
    <style:style style:name="P491" style:parent-style-name="Heading3" style:family="paragraph">
      <style:paragraph-properties fo:text-align="justify"/>
      <style:text-properties fo:font-size="18pt" style:font-size-asian="18pt" style:font-size-complex="18pt" fo:language="fr" fo:country="FR"/>
    </style:style>
    <style:style style:name="TableColumn493" style:family="table-column">
      <style:table-column-properties style:column-width="0.4743in" style:use-optimal-column-width="false"/>
    </style:style>
    <style:style style:name="TableColumn494" style:family="table-column">
      <style:table-column-properties style:column-width="0.5486in" style:use-optimal-column-width="false"/>
    </style:style>
    <style:style style:name="Table492" style:family="table">
      <style:table-properties style:width="1.0229in" fo:margin-left="0in" table:align="left"/>
    </style:style>
    <style:style style:name="TableRow495" style:family="table-row">
      <style:table-row-properties style:use-optimal-row-height="false"/>
    </style:style>
    <style:style style:name="TableCell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center"/>
    </style:style>
    <style:style style:name="TableCell498" style:family="table-cell">
      <style:table-cell-properties fo:border="0.0034in solid #000000" style:writing-mode="lr-tb" fo:padding-top="0.0381in" fo:padding-left="0.0381in" fo:padding-bottom="0.0381in" fo:padding-right="0.0381in"/>
    </style:style>
    <style:style style:name="P499" style:parent-style-name="TableContents" style:family="paragraph">
      <style:paragraph-properties fo:text-align="center"/>
    </style:style>
    <style:style style:name="P500" style:parent-style-name="Normal" style:family="paragraph">
      <style:paragraph-properties fo:line-height="115%"/>
      <style:text-properties fo:language="fr" fo:country="FR"/>
    </style:style>
    <style:style style:name="P501" style:parent-style-name="Normal" style:family="paragraph">
      <style:paragraph-properties fo:line-height="115%"/>
      <style:text-properties fo:language="fr" fo:country="FR"/>
    </style:style>
    <style:style style:name="P502" style:parent-style-name="Normal" style:family="paragraph">
      <style:paragraph-properties fo:line-height="115%"/>
      <style:text-properties fo:language="fr" fo:country="FR"/>
    </style:style>
    <style:style style:name="P503" style:parent-style-name="Normal" style:family="paragraph">
      <style:paragraph-properties fo:line-height="115%"/>
      <style:text-properties fo:language="fr" fo:country="FR"/>
    </style:style>
    <style:style style:name="P504" style:parent-style-name="Normal" style:family="paragraph">
      <style:paragraph-properties fo:line-height="115%"/>
      <style:text-properties fo:language="fr" fo:country="FR"/>
    </style:style>
    <style:style style:name="P505" style:parent-style-name="Heading1" style:family="paragraph">
      <style:paragraph-properties fo:break-before="page" fo:text-align="start"/>
      <style:text-properties fo:language="fr" fo:country="FR"/>
    </style:style>
    <style:style style:name="P506" style:parent-style-name="Heading3" style:family="paragraph">
      <style:paragraph-properties fo:text-align="start"/>
      <style:text-properties fo:font-size="18pt" style:font-size-asian="18pt" style:font-size-complex="18pt" fo:language="fr" fo:country="FR"/>
    </style:style>
    <style:style style:name="TableColumn508" style:family="table-column">
      <style:table-column-properties style:column-width="0.4743in" style:use-optimal-column-width="false"/>
    </style:style>
    <style:style style:name="TableColumn509" style:family="table-column">
      <style:table-column-properties style:column-width="0.5486in" style:use-optimal-column-width="false"/>
    </style:style>
    <style:style style:name="Table507" style:family="table">
      <style:table-properties style:width="1.0229in" fo:margin-left="0in" table:align="left"/>
    </style:style>
    <style:style style:name="TableRow510" style:family="table-row">
      <style:table-row-properties style:use-optimal-row-height="false"/>
    </style:style>
    <style:style style:name="TableCell5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0.0034in solid #000000" style:writing-mode="lr-tb" fo:padding-top="0.0381in" fo:padding-left="0.0381in" fo:padding-bottom="0.0381in" fo:padding-right="0.0381in"/>
    </style:style>
    <style:style style:name="P514" style:parent-style-name="TableContents" style:family="paragraph">
      <style:paragraph-properties fo:text-align="center"/>
    </style:style>
    <style:style style:name="P515" style:parent-style-name="Standard" style:family="paragraph">
      <style:text-properties fo:language="fr" fo:country="CA"/>
    </style:style>
    <style:style style:name="P516" style:parent-style-name="Standard" style:family="paragraph">
      <style:text-properties fo:language="fr" fo:country="CA"/>
    </style:style>
    <style:style style:name="P517" style:parent-style-name="Standard" style:family="paragraph">
      <style:text-properties fo:language="fr" fo:country="CA"/>
    </style:style>
    <style:style style:name="T518" style:parent-style-name="Policepardéfaut" style:family="text">
      <style:text-properties fo:language="fr" fo:country="FR"/>
    </style:style>
    <style:style style:name="T519" style:parent-style-name="Policepardéfaut" style:family="text">
      <style:text-properties fo:language="fr" fo:country="FR"/>
    </style:style>
    <style:style style:name="T520" style:parent-style-name="Policepardéfaut" style:family="text">
      <style:text-properties fo:font-style="italic" style:font-style-asian="italic" style:font-style-complex="italic" fo:language="fr" fo:country="FR"/>
    </style:style>
    <style:style style:name="T521" style:parent-style-name="Policepardéfaut" style:family="text">
      <style:text-properties fo:language="fr" fo:country="FR"/>
    </style:style>
    <style:style style:name="P522" style:parent-style-name="Standard" style:family="paragraph">
      <style:text-properties fo:language="fr" fo:country="FR"/>
    </style:style>
    <style:style style:name="P523" style:parent-style-name="Standard" style:family="paragraph">
      <style:text-properties fo:language="fr" fo:country="FR"/>
    </style:style>
    <style:style style:name="P524" style:parent-style-name="Standard" style:family="paragraph">
      <style:text-properties fo:language="fr" fo:country="FR"/>
    </style:style>
    <style:style style:name="P525" style:parent-style-name="Standard" style:family="paragraph">
      <style:text-properties fo:language="fr" fo:country="FR"/>
    </style:style>
    <style:style style:name="P526" style:parent-style-name="Standard" style:family="paragraph">
      <style:text-properties fo:language="fr" fo:country="FR"/>
    </style:style>
    <style:style style:name="T527" style:parent-style-name="Policepardéfaut" style:family="text">
      <style:text-properties fo:language="fr" fo:country="FR"/>
    </style:style>
    <style:style style:name="T528" style:parent-style-name="Policepardéfaut" style:family="text">
      <style:text-properties fo:font-style="italic" style:font-style-asian="italic" style:font-style-complex="italic" fo:language="fr" fo:country="FR"/>
    </style:style>
    <style:style style:name="T529" style:parent-style-name="Policepardéfaut" style:family="text">
      <style:text-properties fo:language="fr" fo:country="FR"/>
    </style:style>
    <style:style style:name="P530" style:parent-style-name="Standard" style:family="paragraph">
      <style:text-properties fo:language="fr" fo:country="FR"/>
    </style:style>
    <style:style style:name="P531" style:parent-style-name="Heading3" style:family="paragraph">
      <style:paragraph-properties fo:text-align="start"/>
      <style:text-properties fo:font-size="18pt" style:font-size-asian="18pt" style:font-size-complex="18pt"/>
    </style:style>
    <style:style style:name="TableColumn533" style:family="table-column">
      <style:table-column-properties style:column-width="0.4743in" style:use-optimal-column-width="false"/>
    </style:style>
    <style:style style:name="TableColumn534" style:family="table-column">
      <style:table-column-properties style:column-width="0.5486in" style:use-optimal-column-width="false"/>
    </style:style>
    <style:style style:name="Table532" style:family="table">
      <style:table-properties style:width="1.0229in" fo:margin-left="0in" table:align="left"/>
    </style:style>
    <style:style style:name="TableRow535" style:family="table-row">
      <style:table-row-properties style:use-optimal-row-height="false"/>
    </style:style>
    <style:style style:name="TableCell5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text-align="center"/>
    </style:style>
    <style:style style:name="TableCell538" style:family="table-cell">
      <style:table-cell-properties fo:border="0.0034in solid #000000" style:writing-mode="lr-tb" fo:padding-top="0.0381in" fo:padding-left="0.0381in" fo:padding-bottom="0.0381in" fo:padding-right="0.0381in"/>
    </style:style>
    <style:style style:name="P539" style:parent-style-name="TableContents" style:family="paragraph">
      <style:paragraph-properties fo:text-align="center"/>
    </style:style>
    <style:style style:name="P540" style:parent-style-name="Heading3" style:family="paragraph">
      <style:paragraph-properties fo:text-align="start"/>
      <style:text-properties fo:font-size="18pt" style:font-size-asian="18pt" style:font-size-complex="18pt" fo:language="fr" fo:country="FR"/>
    </style:style>
    <style:style style:name="TableColumn542" style:family="table-column">
      <style:table-column-properties style:column-width="0.4743in" style:use-optimal-column-width="false"/>
    </style:style>
    <style:style style:name="TableColumn543" style:family="table-column">
      <style:table-column-properties style:column-width="0.5486in" style:use-optimal-column-width="false"/>
    </style:style>
    <style:style style:name="Table541" style:family="table">
      <style:table-properties style:width="1.0229in" fo:margin-left="0in" table:align="left"/>
    </style:style>
    <style:style style:name="TableRow544" style:family="table-row">
      <style:table-row-properties style:use-optimal-row-height="false"/>
    </style:style>
    <style:style style:name="TableCell5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paragraph-properties fo:text-align="center"/>
    </style:style>
    <style:style style:name="TableCell547" style:family="table-cell">
      <style:table-cell-properties fo:border="0.0034in solid #000000" style:writing-mode="lr-tb" fo:padding-top="0.0381in" fo:padding-left="0.0381in" fo:padding-bottom="0.0381in" fo:padding-right="0.0381in"/>
    </style:style>
    <style:style style:name="P548" style:parent-style-name="TableContents" style:family="paragraph">
      <style:paragraph-properties fo:text-align="center"/>
    </style:style>
    <style:style style:name="P549" style:parent-style-name="Textbody" style:family="paragraph">
      <style:text-properties fo:color="#000000"/>
    </style:style>
    <style:style style:name="P550" style:parent-style-name="Heading3" style:family="paragraph">
      <style:paragraph-properties fo:text-align="start"/>
    </style:style>
    <style:style style:name="TableColumn552" style:family="table-column">
      <style:table-column-properties style:column-width="0.4708in" style:use-optimal-column-width="false"/>
    </style:style>
    <style:style style:name="Table551" style:family="table">
      <style:table-properties style:width="0.4708in" fo:margin-left="0in" table:align="left"/>
    </style:style>
    <style:style style:name="TableRow553" style:family="table-row">
      <style:table-row-properties style:use-optimal-row-height="false"/>
    </style:style>
    <style:style style:name="TableCell554" style:family="table-cell">
      <style:table-cell-properties fo:border="0.0034in solid #000000" style:writing-mode="lr-tb" fo:padding-top="0.0381in" fo:padding-left="0.0381in" fo:padding-bottom="0.0381in" fo:padding-right="0.0381in"/>
    </style:style>
    <style:style style:name="P555" style:parent-style-name="TableContents" style:family="paragraph">
      <style:paragraph-properties fo:text-align="center"/>
    </style:style>
    <style:style style:name="P556" style:parent-style-name="Textbody" style:family="paragraph">
      <style:text-properties fo:language="fr" fo:country="FR"/>
    </style:style>
    <style:style style:name="P557" style:parent-style-name="Textbody" style:family="paragraph">
      <style:text-properties fo:language="fr" fo:country="FR"/>
    </style:style>
    <style:style style:name="P558" style:parent-style-name="Textbody" style:family="paragraph">
      <style:text-properties fo:language="fr" fo:country="FR"/>
    </style:style>
    <style:style style:family="graphic" style:name="a0">
      <style:graphic-properties/>
    </style:style>
    <style:style style:family="graphic" style:name="a1">
      <style:graphic-properties/>
    </style:style>
    <style:style style:family="graphic" style:name="a2">
      <style:graphic-properties/>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Ritchot, Simon, 1637043</text:p>
            <text:p text:style-name="P12"/>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 document ODT avec<text:s/>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 dossier remis doit<text:s/>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 du script est déc</text:span><text:span text:style-name="T33">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es vos implantations. Notez que le code et les exécutables s</text:span><text:span text:style-name="T37">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e la salle.</text:span></text:p>
        </text:list-item>
        <text:list-item>
          <text:p text:style-name="P40">Si<text:s/>vous utilisez des extraits de codes (programmes) trouvés sur Internet, vous devez en mentionner la source, sinon vous serez sanctionnés pour plagiat.</text:p>
        </text:list-item>
      </text:list>
      <text:p text:style-name="P41"/>
      <text:p text:style-name="P42"/>
      <text:p text:style-name="P43"/>
      <text:p text:style-name="P44"/>
      <text:soft-page-break/>
      <text:h text:style-name="P45" text:outline-level="1">Mise en situation</text:h>
      <text:p text:style-name="P46">Ce travail pratique se répartit sur deux séances de laboratoire et porte sur l'analyse et la conception d'algorithmes développés suivant différents patrons de conception afin de résoudre une version simplifiée d'un problème réaliste d'optimisation.</text:p>
      <text:p text:style-name="P47"/>
      <text:p text:style-name="P48"><text:span text:style-name="T49">Un pianiste souhaite jouer une mélodie donnée par une partition. La mélodie est une<text:s/></text:span><text:span text:style-name="T50">suite de n notes (a</text:span><text:span text:style-name="T51">0</text:span><text:span text:style-name="T52">, a</text:span><text:span text:style-name="T53">1</text:span><text:span text:style-name="T54">, ... , a</text:span><text:span text:style-name="T55">n-1</text:span><text:span text:style-name="T56">) où chaque a</text:span><text:span text:style-name="T57">i</text:span><text:span text:style-name="T58"><text:s/>appartient à un ensemble de m notes numérotées de 0 à m-1.</text:span></text:p>
      <text:p text:style-name="P59"/>
      <text:p text:style-name="P60"><text:span text:style-name="T61">Le pianiste peut choisir de jouer chaque note avec l’un de ses D doigts. Le passage de la note i</text:span><text:span text:style-name="T62">1</text:span><text:span text:style-name="T63"><text:s/>jouée avec le doigt d</text:span><text:span text:style-name="T64">1</text:span><text:span text:style-name="T65"><text:s/>à la note i</text:span><text:span text:style-name="T66">2</text:span><text:span text:style-name="T67"><text:s/>jouée avec<text:s/></text:span><text:span text:style-name="T68">le doigt d</text:span><text:span text:style-name="T69">2</text:span><text:span text:style-name="T70"><text:s/>est pénalisée par une fonction de difficulté de la transition C(i</text:span><text:span text:style-name="T71">1</text:span><text:span text:style-name="T72">, d</text:span><text:span text:style-name="T73">1</text:span><text:span text:style-name="T74">, i</text:span><text:span text:style-name="T75">2</text:span><text:span text:style-name="T76">, d</text:span><text:span text:style-name="T77">2</text:span><text:span text:style-name="T78">). Notre pianiste souhaite donc déterminer avec quel doigt il doit jouer chaque note de la mélodie de façon à minimiser la somme des coûts de chaque transition.</text:span></text:p>
      <text:p text:style-name="P79"/>
      <text:p text:style-name="P80">Pour<text:s/>la partie empirique de ce TP, nous nous limiterons à des mélodies jouées à une main (D=5) sur deux octaves (m=24).</text:p>
      <text:p text:style-name="P81"/>
      <text:h text:style-name="P82" text:outline-level="1"/>
      <text:soft-page-break/>
      <text:h text:style-name="P83" text:outline-level="1">Implantation</text:h>
      <text:p text:style-name="P84">Trois algorithmes seront implantés, mettant en pratique les patrons de conception :</text:p>
      <text:list text:style-name="LFO2" text:continue-numbering="true">
        <text:list-item>
          <text:p text:style-name="P85">algorithme glouton</text:p>
        </text:list-item>
        <text:list-item>
          <text:p text:style-name="P86">algorithme de programmation dynamique</text:p>
        </text:list-item>
        <text:list-item>
          <text:p text:style-name="P87">algorithme de recherche par voisinage</text:p>
        </text:list-item>
      </text:list>
      <text:p text:style-name="P88"/>
      <text:h text:style-name="P89" text:outline-level="2">Algorithme glouton</text:h>
      <text:p text:style-name="P90"><text:span text:style-name="T91">L'algorithme glouton fait son choix en fonction du coût de la prochaine transition :</text:span></text:p>
      <text:p text:style-name="P92"/>
      <text:p text:style-name="P93"><text:span text:style-name="T94">Les deux premiers doigts d</text:span><text:span text:style-name="T95">0</text:span><text:span text:style-name="T96"><text:s/>et d</text:span><text:span text:style-name="T97">1<text:s/></text:span><text:span text:style-name="T98">sont choisis de façon à minimiser C(a</text:span><text:span text:style-name="T99">0</text:span><text:span text:style-name="T100">, d</text:span><text:span text:style-name="T101">0</text:span><text:span text:style-name="T102">, a</text:span><text:span text:style-name="T103">1</text:span><text:span text:style-name="T104">, d</text:span><text:span text:style-name="T105">1</text:span><text:span text:style-name="T106">).<text:s/></text:span><text:span text:style-name="T107">Puis, étant donné le doigt précédent d et la transition de la note i vers la note j, le choix glouton porte sur le doigt d’ qui minimise C(i, d, j, d’).</text:span></text:p>
      <text:p text:style-name="P108"/>
      <text:p text:style-name="P109">Tentez de rendre votre implantation la plus performante possible en évitant des calculs inutiles.</text:p>
      <text:p text:style-name="P110"/>
      <text:h text:style-name="P111" text:outline-level="2">Algorithme de programmation dynamique</text:h>
      <text:p text:style-name="P112"><text:span text:style-name="T113">L'algorithme de programmation dynamique remplit un tableau des coûts de transition optimaux en fonction de la<text:s/></text:span><text:span text:style-name="T114">mélodie</text:span><text:span text:style-name="T115">.</text:span></text:p>
      <text:p text:style-name="P116"><text:span text:style-name="T117">Notons<text:s/></text:span><text:span text:style-name="T118">J(k, d)</text:span><text:span text:style-name="T119"><text:s/>la somme minimale des coût de transition associée à la mélodie (</text:span><text:span text:style-name="T120">a</text:span><text:span text:style-name="T121">k</text:span><text:span text:style-name="T122">, ... , a</text:span><text:span text:style-name="T123">n−1</text:span><text:span text:style-name="T124">)<text:s/></text:span><text:span text:style-name="T125">(c’est-à-dire au suffixe de longueur<text:s/></text:span><text:span text:style-name="T126">n - k</text:span><text:span text:style-name="T127"><text:s/>de la mélodie de départ) où l’on joue la première note<text:s/></text:span><text:span text:style-name="T128">a</text:span><text:span text:style-name="T129">k</text:span><text:span text:style-name="T130"><text:s/>avec le doigt<text:s/></text:span><text:span text:style-name="T131">d</text:span><text:span text:style-name="T132">. Alors,<text:s/></text:span><text:span text:style-name="T133">J</text:span><text:span text:style-name="T134"><text:s/>vérifie la relation de récurrence</text:span></text:p>
      <text:p text:style-name="P135"><text:span text:style-name="T136">J(k, d)</text:span><text:span text:style-name="T137"><text:s/>= min {<text:s/></text:span><text:span text:style-name="T138">0≤ d’ ≤ D-1</text:span><text:span text:style-name="T139">} [<text:s/></text:span><text:span text:style-name="T140">C(a</text:span><text:span text:style-name="T141">k</text:span><text:span text:style-name="T142">, d, a</text:span><text:span text:style-name="T143">k+1</text:span><text:span text:style-name="T144">, d’ ) + J(k + 1, d’ )<text:s/></text:span><text:span text:style-name="T145">]<text:s/></text:span><text:span text:style-name="T146"><text:tab/></text:span><text:span text:style-name="T147"><text:tab/></text:span><text:span text:style-name="T148"><text:tab/></text:span><text:span text:style-name="T149"><text:tab/></text:span><text:span text:style-name="T150"><text:tab/>(1)</text:span></text:p>
      <text:p text:style-name="P151">et la condition terminale :</text:p>
      <text:p text:style-name="P152"><text:span text:style-name="T153">J(n - 1, d) = 0,<text:s/></text:span><text:span text:style-name="T154">∀</text:span><text:span text:style-name="T155">d = 0, ... , D<text:s/></text:span><text:span text:style-name="T156">-</text:span><text:span text:style-name="T157"><text:s/>1</text:span><text:span text:style-name="T158"><text:s/></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2)</text:span></text:p>
      <text:p text:style-name="P168">Comme on ne connaît pas le premier doigt à utiliser a priori, la solution au problème original est donnée par :</text:p>
      <text:p text:style-name="P169"><text:span text:style-name="T170">min {<text:s/></text:span><text:span text:style-name="T171">0 ≤ d ≤ D-1</text:span><text:span text:style-name="T172">}<text:s/></text:span><text:span text:style-name="T173">J(0, d)<text:s/></text:span><text:span text:style-name="T174">. (3)</text:span></text:p>
      <text:p text:style-name="P175">Cette récurrence est résolue par programmation dynamique pour déterminer la solution au problème.</text:p>
      <text:p text:style-name="P176">Note : Pour vous aider à vérifier que votre implantation fonctionne correctement, voici deux solutions que vous devriez obtenir avec cet algorithme (dépendant de votre implantation, il pourrait être possible<text:s/>que vous arriviez au même coût, mais avec une différente suite de doigts) :</text:p>
      <text:p text:style-name="P177"/>
      <text:p text:style-name="P178">- twinkle_twinkle.txt ; coût = 31; doigts = [0, 0, 4, 3, 4, 4, 3, 2, 2, 1, 1, 0, 1, 0, 4, 4, 3, 3, 2, 2, 0, 4, 4, 3, 3, 2, 2, 1, 0, 0, 4, 3, 4, 4, 3, 2, 2, 1, 1, 0, 1, 0]</text:p>
      <text:soft-page-break/>
      <text:p text:style-name="P179">- fur_elise.txt ; coût = 1091; doigts = [1, 0, 1, 0, 1, 0, 4, 4, 4, 0, 1, 4, 4, 0, 1, 3, 4, 0, 4, 0, 1, 0, 1, 0, 4, 4, 4, 0, 1, 4, 4, 0, 4, 3, 0, 4, 0, 1, 0, 1, 0, 4, 4, 4, 0, 1, 4, 4, 0, 1, 3, 4, 0, 4, 0, 1, 0, 1, 0, 4, 4, 4, 0, 1, 4, 4, 0, 4, 3, 0, 1, 2, 3, 4, 0, 4, 4, 4, 0, 4, 4, 4, 0, 4, 3, 3, 3, 4, 0, 1, 0, 1, 0, 1, 0, 4, 4, 4, 0, 1, 4, 0, 1, 3, 4, 0, 4, 0, 1, 0, 1, 0, 4, 4, 4, 0, 1, 4, 4, 0, 4, 3, 0, 1, 2, 3, 4, 0, 4, 4, 4, 0, 4, 4, 4, 0, 4, 3, 3, 3, 4, 0, 1, 0, 1, 0, 1, 0, 4, 4, 4, 0, 1, 4, 0, 1, 3, 4, 0, 4,<text:s/>0, 1, 0, 1, 0, 4, 4, 4, 0, 1, 4, 4, 0, 4, 3, 2, 0, 1, 2, 0, 1, 0, 2, 1, 1, 0, 4, 4, 4, 3, 2, 1, 0, 1, 0, 0, 2, 1, 0, 0, 1, 2, 3, 3, 4, 3, 4, 0, 1, 2, 0, 0, 4, 0, 4, 0, 4, 0, 4, 0, 4, 0, 1, 0, 4, 4, 4, 4, 3, 2, 1, 0, 4, 3, 1, 0, 4, 0, 4, 0, 4, 0, 4, 0, 4,<text:s/>0, 1, 0, 4, 4, 4, 4, 3, 2, 1, 0, 2, 1, 0, 1, 2, 1, 0, 1, 0, 1, 0, 1, 0, 1, 0, 1, 0, 1, 0, 1, 0, 1, 0, 1, 0, 1, 0, 1, 0, 1, 0, 1, 0, 4, 4, 4, 0, 1, 4, 4, 0, 1, 3, 4, 0, 4, 0, 1, 0, 1, 0, 4, 4, 4, 0, 1, 4, 4, 0, 4, 3, 0, 1, 2, 3, 4, 0, 4, 4, 4, 0, 4, 4, 4, 0, 4, 4, 4, 0, 4, 4, 4, 4]</text:p>
      <text:h text:style-name="P180" text:outline-level="2">Algorithme de recherche dans le voisinage</text:h>
      <text:p text:style-name="P181">Cet algorithme explore le voisinage de solutions non optimales. En partant d’une solution gloutonne, la solution est améliorée en tentant d’échanger un doigt pour un autre sur une note. Vous pourrez prendre comme critère d’arrêt un nombre maximal d’itérations.</text:p>
      <text:soft-page-break/>
      <text:h text:style-name="P182" text:outline-level="1">Jeu de données</text:h>
      <text:p text:style-name="Standard"><text:span text:style-name="T183">Vous trouverez dans le<text:s/></text:span><text:span text:style-name="T184">zip</text:span><text:span text:style-name="T185"><text:s/>du TP un script python permettant de générer tous les exemplaires du problème à résoudre.</text:span></text:p>
      <text:p text:style-name="P186">La structure des fichiers<text:s/>d'exemplaires est :</text:p>
      <text:p text:style-name="Standard"><text:span text:style-name="T187">Sur la première ligne :<text:s/></text:span><text:span text:style-name="T188">Longueur n d’une<text:s/></text:span><text:span text:style-name="T189">mélodie</text:span></text:p>
      <text:p text:style-name="Standard"><text:span text:style-name="T190">Sur la deuxième ligne :</text:span><text:span text:style-name="T191"><text:s/></text:span><text:span text:style-name="T192">Suite de notes a</text:span><text:span text:style-name="T193">0</text:span><text:span text:style-name="T194"><text:s/>a</text:span><text:span text:style-name="T195">1</text:span><text:span text:style-name="T196"><text:s/>... a</text:span><text:span text:style-name="T197">n-1</text:span><text:span text:style-name="T198"><text:s/>séparées d’un espace</text:span></text:p>
      <text:p text:style-name="P199"/>
      <text:p text:style-name="Standard"><text:span text:style-name="T200">Le nom des fichiers suit la forme suivante : ex_</text:span><text:span text:style-name="T201">taille</text:span><text:span text:style-name="T202">-</text:span><text:span text:style-name="T203">exemplaire</text:span><text:span text:style-name="T204">_</text:span><text:span text:style-name="T205">numero-exemplaire</text:span><text:span text:style-name="T206">.txt</text:span><text:span text:style-name="T207">;</text:span><text:span text:style-name="T208"><text:s/>les tailles étant 1000</text:span><text:span text:style-name="T209">, 3000, 10000, 30000, 100000, 300000, 1000000, 3000000, 6000000, et 8000000 et les exemplaires étant numérotés de 1 à 10.</text:span></text:p>
      <text:p text:style-name="P210"/>
      <text:p text:style-name="Standard"><text:span text:style-name="T211">Vous trouverez également un fichier<text:s/></text:span><text:span text:style-name="T212">cout_transition.txt</text:span><text:span text:style-name="T213"><text:s/>contenant le tenseur des coûts de transitions sous la forme d’un<text:s/></text:span><text:span text:style-name="T214">vecteur. Si vous utilisez Python, vous pouvez facilement charger ce fichier grâce aux méthodes Numpy suivantes :</text:span></text:p>
      <text:p text:style-name="P215"/>
      <text:p text:style-name="Standard"><text:span text:style-name="T216"><text:tab/></text:span><text:span text:style-name="T217">load_file = np.loadtxt('cout_transition.txt', dtype=int)</text:span></text:p>
      <text:p text:style-name="P218"><text:tab/>cout_transition = load_file.reshape((24, 5, 24, 5))</text:p>
      <text:soft-page-break/>
      <text:h text:style-name="P219" text:outline-level="1">Présentation des résultats</text:h>
      <text:h text:style-name="P220" text:outline-level="3">Tableau des résultats</text:h>
      <table:table table:style-name="Table221">
        <table:table-columns>
          <table:table-column table:style-name="TableColumn222"/>
          <table:table-column table:style-name="TableColumn223"/>
        </table:table-columns>
        <table:table-row table:style-name="TableRow224">
          <table:table-cell table:style-name="TableCell225">
            <text:p text:style-name="P226">0</text:p>
          </table:table-cell>
          <table:table-cell table:style-name="TableCell227">
            <text:p text:style-name="P228"><text:s/>/ 4 pt</text:p>
          </table:table-cell>
        </table:table-row>
      </table:table>
      <text:p text:style-name="P229">Exécutez chacun des trois algorithmes en notant leur temps d'exécution et le coût total de la solution trouvée pour chaque exemplaire mais ne rapportez dans un tableau que la moyenne de chaque série de dix exemplaires.</text:p>
      <text:p text:style-name="P230"/>
      <text:p text:style-name="P231">Voici,<text:s/>exprimés en secondes, les temps d’exécutions moyens obtenus pour chaque taille d’exemplaire :</text:p>
      <text:p text:style-name="P232"/>
      <table:table table:style-name="Table233">
        <table:table-columns>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exSizes</text:p>
          </table:table-cell>
          <table:table-cell table:style-name="TableCell241">
            <text:p text:style-name="P242">Tglouton exp.</text:p>
          </table:table-cell>
          <table:table-cell table:style-name="TableCell243">
            <text:p text:style-name="P244">Tprog exp.</text:p>
          </table:table-cell>
          <table:table-cell table:style-name="TableCell245">
            <text:p text:style-name="P246">Tsearch exp.</text:p>
          </table:table-cell>
        </table:table-row>
        <table:table-row table:style-name="TableRow247">
          <table:table-cell table:style-name="TableCell248">
            <text:p text:style-name="P249">1000</text:p>
          </table:table-cell>
          <table:table-cell table:style-name="TableCell250">
            <text:p text:style-name="P251">0.004651856</text:p>
          </table:table-cell>
          <table:table-cell table:style-name="TableCell252">
            <text:p text:style-name="P253">0.06831727</text:p>
          </table:table-cell>
          <table:table-cell table:style-name="TableCell254">
            <text:p text:style-name="P255">0.007136917</text:p>
          </table:table-cell>
        </table:table-row>
        <table:table-row table:style-name="TableRow256">
          <table:table-cell table:style-name="TableCell257">
            <text:p text:style-name="P258">3000</text:p>
          </table:table-cell>
          <table:table-cell table:style-name="TableCell259">
            <text:p text:style-name="P260">0.015369034</text:p>
          </table:table-cell>
          <table:table-cell table:style-name="TableCell261">
            <text:p text:style-name="P262">0.212621474</text:p>
          </table:table-cell>
          <table:table-cell table:style-name="TableCell263">
            <text:p text:style-name="P264">0.019548798</text:p>
          </table:table-cell>
        </table:table-row>
        <table:table-row table:style-name="TableRow265">
          <table:table-cell table:style-name="TableCell266">
            <text:p text:style-name="P267">10000</text:p>
          </table:table-cell>
          <table:table-cell table:style-name="TableCell268">
            <text:p text:style-name="P269">0.055006552</text:p>
          </table:table-cell>
          <table:table-cell table:style-name="TableCell270">
            <text:p text:style-name="P271">0.723763394</text:p>
          </table:table-cell>
          <table:table-cell table:style-name="TableCell272">
            <text:p text:style-name="P273">0.066974545</text:p>
          </table:table-cell>
        </table:table-row>
        <table:table-row table:style-name="TableRow274">
          <table:table-cell table:style-name="TableCell275">
            <text:p text:style-name="P276">30000</text:p>
          </table:table-cell>
          <table:table-cell table:style-name="TableCell277">
            <text:p text:style-name="P278">0.157706714</text:p>
          </table:table-cell>
          <table:table-cell table:style-name="TableCell279">
            <text:p text:style-name="P280">2.234674954</text:p>
          </table:table-cell>
          <table:table-cell table:style-name="TableCell281">
            <text:p text:style-name="P282">0.195903921</text:p>
          </table:table-cell>
        </table:table-row>
        <table:table-row table:style-name="TableRow283">
          <table:table-cell table:style-name="TableCell284">
            <text:p text:style-name="P285">100000</text:p>
          </table:table-cell>
          <table:table-cell table:style-name="TableCell286">
            <text:p text:style-name="P287">0.496242857</text:p>
          </table:table-cell>
          <table:table-cell table:style-name="TableCell288">
            <text:p text:style-name="P289">7.235256743</text:p>
          </table:table-cell>
          <table:table-cell table:style-name="TableCell290">
            <text:p text:style-name="P291">0.617240286</text:p>
          </table:table-cell>
        </table:table-row>
        <table:table-row table:style-name="TableRow292">
          <table:table-cell table:style-name="TableCell293">
            <text:p text:style-name="P294">300000</text:p>
          </table:table-cell>
          <table:table-cell table:style-name="TableCell295">
            <text:p text:style-name="P296">1.633451843</text:p>
          </table:table-cell>
          <table:table-cell table:style-name="TableCell297">
            <text:p text:style-name="P298">23.45234618</text:p>
          </table:table-cell>
          <table:table-cell table:style-name="TableCell299">
            <text:p text:style-name="P300">2.021747494</text:p>
          </table:table-cell>
        </table:table-row>
        <table:table-row table:style-name="TableRow301">
          <table:table-cell table:style-name="TableCell302">
            <text:p text:style-name="P303">1000000</text:p>
          </table:table-cell>
          <table:table-cell table:style-name="TableCell304">
            <text:p text:style-name="P305">5.604541373</text:p>
          </table:table-cell>
          <table:table-cell table:style-name="TableCell306">
            <text:p text:style-name="P307">78.18098702</text:p>
          </table:table-cell>
          <table:table-cell table:style-name="TableCell308">
            <text:p text:style-name="P309">6.927908063</text:p>
          </table:table-cell>
        </table:table-row>
        <table:table-row table:style-name="TableRow310">
          <table:table-cell table:style-name="TableCell311">
            <text:p text:style-name="P312">3000000</text:p>
          </table:table-cell>
          <table:table-cell table:style-name="TableCell313">
            <text:p text:style-name="P314">17.08093641</text:p>
          </table:table-cell>
          <table:table-cell table:style-name="TableCell315">
            <text:p text:style-name="P316">240.3877758</text:p>
          </table:table-cell>
          <table:table-cell table:style-name="TableCell317">
            <text:p text:style-name="P318">21.20178843</text:p>
          </table:table-cell>
        </table:table-row>
        <table:table-row table:style-name="TableRow319">
          <table:table-cell table:style-name="TableCell320">
            <text:p text:style-name="P321">6000000</text:p>
          </table:table-cell>
          <table:table-cell table:style-name="TableCell322">
            <text:p text:style-name="P323">35.27349641</text:p>
          </table:table-cell>
          <table:table-cell table:style-name="TableCell324">
            <text:p text:style-name="P325">460.2183406</text:p>
          </table:table-cell>
          <table:table-cell table:style-name="TableCell326">
            <text:p text:style-name="P327">42.8545264</text:p>
          </table:table-cell>
        </table:table-row>
        <table:table-row table:style-name="TableRow328">
          <table:table-cell table:style-name="TableCell329">
            <text:p text:style-name="P330">8000000</text:p>
          </table:table-cell>
          <table:table-cell table:style-name="TableCell331">
            <text:p text:style-name="P332">37.360639</text:p>
          </table:table-cell>
          <table:table-cell table:style-name="TableCell333">
            <text:p text:style-name="P334">532.878928</text:p>
          </table:table-cell>
          <table:table-cell table:style-name="TableCell335">
            <text:p text:style-name="P336">46.51673396</text:p>
          </table:table-cell>
        </table:table-row>
      </table:table>
      <text:p text:style-name="P337"/>
      <text:p text:style-name="P338">Les coûts moyens des solutions associées sont les suivants :</text:p>
      <text:p text:style-name="P339"/>
      <table:table table:style-name="Table340">
        <table:table-columns>
          <table:table-column table:style-name="TableColumn341"/>
          <table:table-column table:style-name="TableColumn342"/>
          <table:table-column table:style-name="TableColumn343"/>
          <table:table-column table:style-name="TableColumn344"/>
        </table:table-columns>
        <table:table-row table:style-name="TableRow345">
          <table:table-cell table:style-name="TableCell346">
            <text:p text:style-name="P347">exSizes</text:p>
          </table:table-cell>
          <table:table-cell table:style-name="TableCell348">
            <text:p text:style-name="P349">Tglouton exp.</text:p>
          </table:table-cell>
          <table:table-cell table:style-name="TableCell350">
            <text:p text:style-name="P351">Tprog exp.</text:p>
          </table:table-cell>
          <table:table-cell table:style-name="TableCell352">
            <text:p text:style-name="P353">Tsearch exp.</text:p>
          </table:table-cell>
        </table:table-row>
        <table:table-row table:style-name="TableRow354">
          <table:table-cell table:style-name="TableCell355">
            <text:p text:style-name="P356">1000</text:p>
          </table:table-cell>
          <table:table-cell table:style-name="TableCell357">
            <text:p text:style-name="P358">14822</text:p>
          </table:table-cell>
          <table:table-cell table:style-name="TableCell359">
            <text:p text:style-name="P360">7624</text:p>
          </table:table-cell>
          <table:table-cell table:style-name="TableCell361">
            <text:p text:style-name="P362">14670</text:p>
          </table:table-cell>
        </table:table-row>
        <table:table-row table:style-name="TableRow363">
          <table:table-cell table:style-name="TableCell364">
            <text:p text:style-name="P365">3000</text:p>
          </table:table-cell>
          <table:table-cell table:style-name="TableCell366">
            <text:p text:style-name="P367">44940</text:p>
          </table:table-cell>
          <table:table-cell table:style-name="TableCell368">
            <text:p text:style-name="P369">23102</text:p>
          </table:table-cell>
          <table:table-cell table:style-name="TableCell370">
            <text:p text:style-name="P371">44792</text:p>
          </table:table-cell>
        </table:table-row>
        <table:table-row table:style-name="TableRow372">
          <table:table-cell table:style-name="TableCell373">
            <text:p text:style-name="P374">10000</text:p>
          </table:table-cell>
          <table:table-cell table:style-name="TableCell375">
            <text:p text:style-name="P376">149478</text:p>
          </table:table-cell>
          <table:table-cell table:style-name="TableCell377">
            <text:p text:style-name="P378">76644</text:p>
          </table:table-cell>
          <table:table-cell table:style-name="TableCell379">
            <text:p text:style-name="P380">149356</text:p>
          </table:table-cell>
        </table:table-row>
        <table:table-row table:style-name="TableRow381">
          <table:table-cell table:style-name="TableCell382">
            <text:p text:style-name="P383">30000</text:p>
          </table:table-cell>
          <table:table-cell table:style-name="TableCell384">
            <text:p text:style-name="P385">447871</text:p>
          </table:table-cell>
          <table:table-cell table:style-name="TableCell386">
            <text:p text:style-name="P387">229620</text:p>
          </table:table-cell>
          <table:table-cell table:style-name="TableCell388">
            <text:p text:style-name="P389">447747</text:p>
          </table:table-cell>
        </table:table-row>
        <table:table-row table:style-name="TableRow390">
          <table:table-cell table:style-name="TableCell391">
            <text:p text:style-name="P392">100000</text:p>
          </table:table-cell>
          <table:table-cell table:style-name="TableCell393">
            <text:p text:style-name="P394">1489408</text:p>
          </table:table-cell>
          <table:table-cell table:style-name="TableCell395">
            <text:p text:style-name="P396">766408</text:p>
          </table:table-cell>
          <table:table-cell table:style-name="TableCell397">
            <text:p text:style-name="P398">1489251</text:p>
          </table:table-cell>
        </table:table-row>
        <table:table-row table:style-name="TableRow399">
          <table:table-cell table:style-name="TableCell400">
            <text:p text:style-name="P401">300000</text:p>
          </table:table-cell>
          <table:table-cell table:style-name="TableCell402">
            <text:p text:style-name="P403">4471309</text:p>
          </table:table-cell>
          <table:table-cell table:style-name="TableCell404">
            <text:p text:style-name="P405">2297932</text:p>
          </table:table-cell>
          <table:table-cell table:style-name="TableCell406">
            <text:p text:style-name="P407">4471183</text:p>
          </table:table-cell>
        </table:table-row>
        <table:table-row table:style-name="TableRow408">
          <table:table-cell table:style-name="TableCell409">
            <text:p text:style-name="P410">1000000</text:p>
          </table:table-cell>
          <table:table-cell table:style-name="TableCell411">
            <text:p text:style-name="P412">14912770</text:p>
          </table:table-cell>
          <table:table-cell table:style-name="TableCell413">
            <text:p text:style-name="P414">7652883</text:p>
          </table:table-cell>
          <table:table-cell table:style-name="TableCell415">
            <text:p text:style-name="P416">14912654</text:p>
          </table:table-cell>
        </table:table-row>
        <table:table-row table:style-name="TableRow417">
          <table:table-cell table:style-name="TableCell418">
            <text:p text:style-name="P419">3000000</text:p>
          </table:table-cell>
          <table:table-cell table:style-name="TableCell420">
            <text:p text:style-name="P421">44695951</text:p>
          </table:table-cell>
          <table:table-cell table:style-name="TableCell422">
            <text:p text:style-name="P423">22975208</text:p>
          </table:table-cell>
          <table:table-cell table:style-name="TableCell424">
            <text:p text:style-name="P425">44695800</text:p>
          </table:table-cell>
        </table:table-row>
        <table:table-row table:style-name="TableRow426">
          <table:table-cell table:style-name="TableCell427">
            <text:p text:style-name="P428">6000000</text:p>
          </table:table-cell>
          <table:table-cell table:style-name="TableCell429">
            <text:p text:style-name="P430">89378685</text:p>
          </table:table-cell>
          <table:table-cell table:style-name="TableCell431">
            <text:p text:style-name="P432">45940313</text:p>
          </table:table-cell>
          <table:table-cell table:style-name="TableCell433">
            <text:p text:style-name="P434">89378573</text:p>
          </table:table-cell>
        </table:table-row>
        <table:table-row table:style-name="TableRow435">
          <table:table-cell table:style-name="TableCell436">
            <text:p text:style-name="P437">8000000</text:p>
          </table:table-cell>
          <table:table-cell table:style-name="TableCell438">
            <text:p text:style-name="P439">119166828</text:p>
          </table:table-cell>
          <table:table-cell table:style-name="TableCell440">
            <text:p text:style-name="P441">61215935</text:p>
          </table:table-cell>
          <table:table-cell table:style-name="TableCell442">
            <text:p text:style-name="P443">119166671</text:p>
          </table:table-cell>
        </table:table-row>
      </table:table>
      <text:p text:style-name="P444"/>
      <text:p text:style-name="P445"/>
      <text:soft-page-break/>
      <text:h text:style-name="P446" text:outline-level="3">Tentez une analyse asymptotique du temps de calcul pour chaque algorithme.</text:h>
      <table:table table:style-name="Table447">
        <table:table-columns>
          <table:table-column table:style-name="TableColumn448"/>
          <table:table-column table:style-name="TableColumn449"/>
        </table:table-columns>
        <table:table-row table:style-name="TableRow450">
          <table:table-cell table:style-name="TableCell451">
            <text:p text:style-name="P452">0</text:p>
          </table:table-cell>
          <table:table-cell table:style-name="TableCell453">
            <text:p text:style-name="P454"><text:s/>/ 4 pt</text:p>
          </table:table-cell>
        </table:table-row>
      </table:table>
      <text:p text:style-name="Textbody"><text:span text:style-name="T455">Dans cette analyse, vous tiendrez compte à la fois de la longueur de la mélodie</text:span><text:span text:style-name="T456"><text:s/></text:span><text:span text:style-name="T457">mais également du nombre de doigts pour<text:s/></text:span><text:span text:style-name="T458">chacun des trois algorithmes.</text:span></text:p>
      <text:p text:style-name="P459">Si vous préférez écrire vos équations en Latex, vous pouvez ajouter un pdf à la remise avec la réponse à cette question et le mentionner ici.</text:p>
      <text:p text:style-name="P460"/>
      <text:p text:style-name="P461">Glouton : n* D</text:p>
      <text:p text:style-name="P462">La complexité obtenue est essentiellement due à la boucle s’exécutant n-1. À l’intérieur de celle-ci,<text:s/>on utilise np.argmin sur le nombre de doigts.</text:p>
      <text:p text:style-name="P463">ProgDyn : n*D²</text:p>
      <text:p text:style-name="P464">La complexité proposée est due à la boucle while s’exécutant n fois. Ensuite, on a une boucle for s’exécutant D fois et à l’intérieur une autre boucle dans la<text:s/>liste s’exécutant D fois aussi.</text:p>
      <text:p text:style-name="P465">Local search : (glouton : n*D) + maxIter*log(n)</text:p>
      <text:p text:style-name="P466">En admettant, une complexité de log(n) pour le calcul de rd.randint() tiré de la source suivante : https://stackoverflow.com/questions/29461787/what-is-big-o-runtime-of-the-standard-random-number-generator-in-python-worst.</text:p>
      <text:p text:style-name="P467">L’exécution de la boucle while s’effectue maxIter fois et à l’intérieur on exécute la fonction rd.randint().</text:p>
      <text:p text:style-name="P468"/>
      <text:h text:style-name="P469" text:outline-level="3">Servez-vous de vos temps d'exécution pour confirmer et/ou préciser l'analyse asymptotique théorique de vos algorithmes avec la méthode hybride de votre choix.</text:h>
      <table:table table:style-name="Table470">
        <table:table-columns>
          <table:table-column table:style-name="TableColumn471"/>
          <table:table-column table:style-name="TableColumn472"/>
        </table:table-columns>
        <table:table-row table:style-name="TableRow473">
          <table:table-cell table:style-name="TableCell474">
            <text:p text:style-name="P475">0</text:p>
          </table:table-cell>
          <table:table-cell table:style-name="TableCell476">
            <text:p text:style-name="P477"><text:s/>/ 4 pt</text:p>
          </table:table-cell>
        </table:table-row>
      </table:table>
      <text:p text:style-name="P478">La méthode peut varier d'un algorithme à l'autre. Justifiez les choix ici et avec des graphiques.</text:p>
      <text:p text:style-name="P479">En utilisant les temps d’exécution, on peut tracer le test du rapport. Soit le<text:s/>temps d’exécution expérimentalement obtenu diviser par le temps obtenu selon la fonction prédite au numéro précédant.</text:p>
      <text:p text:style-name="P480">Algorithme Glouton :</text:p>
      <text:soft-page-break/>
      <text:p text:style-name="P481"><draw:frame draw:style-name="a0" draw:name="Chart 1" text:anchor-type="as-char" svg:x="0in" svg:y="0in" svg:width="4.75764in" svg:height="2.30417in" style:rel-width="scale" style:rel-height="scale"><draw:object xlink:href="Object 1/" xlink:type="simple" xlink:show="embed" xlink:actuate="onLoad"/><svg:title/><svg:desc/></draw:frame></text:p>
      <text:p text:style-name="P482">On remarque la croissance atteint un sommet, puis chute. Il est difficile de dire si la convergence va converger vers 0 (sur-estimation). Selon nous, la courbe ne tendra pas vers 0. L’analyse asymptotique effectué précédemment est donc confirmer.</text:p>
      <text:p text:style-name="P483">Algorithme Programmation Dynamique :</text:p>
      <text:p text:style-name="P484"><draw:frame draw:style-name="a1" draw:name="Chart 2" text:anchor-type="as-char" svg:x="0in" svg:y="0in" svg:width="4.46667in" svg:height="2.64167in" style:rel-width="scale" style:rel-height="scale"><draw:object xlink:href="Object 2/" xlink:type="simple" xlink:show="embed" xlink:actuate="onLoad"/><svg:title/><svg:desc/></draw:frame></text:p>
      <text:p text:style-name="P485">Cette courbe est similaire à la précédente. On effectuera la même<text:s/>hypothèse. Donc, la formule définit au numéro précédent s’avère juste.</text:p>
      <text:p text:style-name="P486"/>
      <text:p text:style-name="P487">Algorithme Recherche locale :</text:p>
      <text:soft-page-break/>
      <text:p text:style-name="P488"><draw:frame draw:style-name="a2" draw:name="Chart 4" text:anchor-type="as-char" svg:x="0in" svg:y="0in" svg:width="4.375in" svg:height="2.22917in" style:rel-width="scale" style:rel-height="scale"><draw:object xlink:href="Object 3/" xlink:type="simple" xlink:show="embed" xlink:actuate="onLoad"/><svg:title/><svg:desc/></draw:frame></text:p>
      <text:p text:style-name="P489">Cette fois-ci, on peut dire s’en équivoque que la courbe croit et qu’elle décline pour se stabiliser. Donc, notre analyse asymptotique est valide.</text:p>
      <text:p text:style-name="P490"/>
      <text:h text:style-name="P491" text:outline-level="3">Indiquez sous quelles conditions vous utiliseriez chacun des algorithmes.</text:h>
      <table:table table:style-name="Table492">
        <table:table-columns>
          <table:table-column table:style-name="TableColumn493"/>
          <table:table-column table:style-name="TableColumn494"/>
        </table:table-columns>
        <table:table-row table:style-name="TableRow495">
          <table:table-cell table:style-name="TableCell496">
            <text:p text:style-name="P497">0</text:p>
          </table:table-cell>
          <table:table-cell table:style-name="TableCell498">
            <text:p text:style-name="P499"><text:s/>/ 4 pt</text:p>
          </table:table-cell>
        </table:table-row>
      </table:table>
      <text:p text:style-name="P500"/>
      <text:p text:style-name="P501">Commençons par l’algorithme de recherche locale, il faut au préalable avoir calculé une solution. Si l’espace mémoire est limité cette solution n’est donc pas la<text:s/>meilleure. Il faudrait plutôt utiliser un algorithme glouton, car l’algorithme de programmation dynamique utilise plus d’espace en raison du tableau à créer.</text:p>
      <text:p text:style-name="P502">Un autre facteur pouvant influencer notre choix d’algorithme est le nombre de fois que l’on doit résoudre un certain problème. Si l’un doit résoudre une seule instance du problème, alors la méthode de recherche locale n’a pas beaucoup d’intérêt. En effet, le travail préparatoire soit d’évalué une solution avec une autre approche ne sera pas négligeable<text:s/>et il faudra rajouter ensuite l’effort supplémentaire ensuite pour effectuer la recherche. On sera mieux dans un tel cas d’utiliser soit l’approche gloutonne ou l’approche de programmation dynamique. Toutefois, s’il faut résoudre un problème semblable alors le travail préparatoire a effectué pour la recherche locale devient plutôt comme une constante de départ. Étant donné que la complexité asymptotique associé à la recherche est moindre que les autres, elle sera plus avantageuse.</text:p>
      <text:p text:style-name="P503"/>
      <text:p text:style-name="P504">Il faut noter que selon<text:s/>nos valeurs expérimentales, l’algorithme glouton a performer mieux que l’algorithme glouton.</text:p>
      <text:soft-page-break/>
      <text:h text:style-name="P505" text:outline-level="1">Autres critères de correction</text:h>
      <text:h text:style-name="P506" text:outline-level="3">Respect de l’interface tp.sh</text:h>
      <table:table table:style-name="Table507">
        <table:table-columns>
          <table:table-column table:style-name="TableColumn508"/>
          <table:table-column table:style-name="TableColumn509"/>
        </table:table-columns>
        <table:table-row table:style-name="TableRow510">
          <table:table-cell table:style-name="TableCell511">
            <text:p text:style-name="P512">0</text:p>
          </table:table-cell>
          <table:table-cell table:style-name="TableCell513">
            <text:p text:style-name="P514"><text:s/>/ 2 pt</text:p>
          </table:table-cell>
        </table:table-row>
      </table:table>
      <text:p text:style-name="Standard"/>
      <text:p text:style-name="Standard">Utilisation :</text:p>
      <text:p text:style-name="P515"><text:tab/>tp.sh -a [glouton | dp | heuristique] -e<text:s/>[path_vers_exemplaire]</text:p>
      <text:p text:style-name="P516"/>
      <text:p text:style-name="P517">Arguments optionnels :</text:p>
      <text:p text:style-name="Standard"><text:span text:style-name="T518"><text:tab/>-c<text:s/></text:span><text:span text:style-name="T519"><text:tab/>affiche la solution (doigts<text:s/></text:span><text:span text:style-name="T520">d<text:s/></text:span><text:span text:style-name="T521">choisis) sur une ligne, chaque doigt séparé par un espace</text:span></text:p>
      <text:p text:style-name="P522"><text:tab/>-p<text:tab/>affiche le coût total des transitions, sans unité ni texte superflu</text:p>
      <text:p text:style-name="P523"><text:tab/>-t<text:tab/>affiche le temps d’exécution en ms, sans<text:s/>unité ni texte superflu</text:p>
      <text:p text:style-name="P524"/>
      <text:p text:style-name="P525">Important : l’option -e doit accepter des fichiers avec des paths absolus.</text:p>
      <text:p text:style-name="P526"/>
      <text:p text:style-name="Standard"><text:span text:style-name="T527">Sentez-vous libres d’adapter le script<text:s/></text:span><text:span text:style-name="T528">tp.sh</text:span><text:span text:style-name="T529"><text:s/>du TP1 pour les besoins du TP2.</text:span></text:p>
      <text:p text:style-name="P530"/>
      <text:h text:style-name="P531" text:outline-level="3">Qualité du code</text:h>
      <table:table table:style-name="Table532">
        <table:table-columns>
          <table:table-column table:style-name="TableColumn533"/>
          <table:table-column table:style-name="TableColumn534"/>
        </table:table-columns>
        <table:table-row table:style-name="TableRow535">
          <table:table-cell table:style-name="TableCell536">
            <text:p text:style-name="P537">0</text:p>
          </table:table-cell>
          <table:table-cell table:style-name="TableCell538">
            <text:p text:style-name="P539"><text:s/>/ 1 pt</text:p>
          </table:table-cell>
        </table:table-row>
      </table:table>
      <text:p text:style-name="Standard"/>
      <text:h text:style-name="P540" text:outline-level="3">Présentation générale (concision, qualité du<text:s/>français, etc.)</text:h>
      <table:table table:style-name="Table541">
        <table:table-columns>
          <table:table-column table:style-name="TableColumn542"/>
          <table:table-column table:style-name="TableColumn543"/>
        </table:table-columns>
        <table:table-row table:style-name="TableRow544">
          <table:table-cell table:style-name="TableCell545">
            <text:p text:style-name="P546">0</text:p>
          </table:table-cell>
          <table:table-cell table:style-name="TableCell547">
            <text:p text:style-name="P548"><text:s/>/ 1 pt</text:p>
          </table:table-cell>
        </table:table-row>
      </table:table>
      <text:p text:style-name="P549"/>
      <text:h text:style-name="P550" text:outline-level="3">Pénalités</text:h>
      <table:table table:style-name="Table551">
        <table:table-columns>
          <table:table-column table:style-name="TableColumn552"/>
        </table:table-columns>
        <table:table-row table:style-name="TableRow553">
          <table:table-cell table:style-name="TableCell554">
            <text:p text:style-name="P555">0</text:p>
          </table:table-cell>
        </table:table-row>
      </table:table>
      <text:p text:style-name="Textbody"/>
      <text:list text:style-name="LFO3" text:continue-numbering="true">
        <text:list-item>
          <text:p text:style-name="P556">Retard : -1 pt / journée de retard, arrondi vers le haut. Les TPs ne sont plus acceptés après 3 jours.</text:p>
        </text:list-item>
        <text:list-item>
          <text:p text:style-name="P557">Autres : Le correcteur peut attribuer d’autres pénalités (par exemple si les exécutables sont<text:s/>manquants, etc.)</text:p>
        </text:list-item>
      </text:list>
      <text:p text:style-name="P5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hyphenate="false"/>
    </style:style>
    <style:style style:name="Heading2" style:display-name="Heading 2" style:family="paragraph" style:parent-style-name="Heading" style:next-style-name="Textbody" style:default-outline-level="2">
      <style:paragraph-properties fo:margin-top="0.1388in"/>
      <style:text-properties fo:hyphenate="false"/>
    </style:style>
    <style:style style:name="Heading3" style:display-name="Heading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Simon Ritchot</dc:creator>
    <meta:creation-date>2020-02-15T19:18:00Z</meta:creation-date>
    <dc:date>2020-03-29T19:41:00Z</dc:date>
    <meta:template xlink:href="Normal" xlink:type="simple"/>
    <meta:editing-cycles>59</meta:editing-cycles>
    <meta:editing-duration>PT187260S</meta:editing-duration>
    <meta:document-statistic meta:page-count="10" meta:paragraph-count="24" meta:word-count="1890" meta:character-count="12264" meta:row-count="86" meta:non-whitespace-character-count="1039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00">
      <style:graphic-properties draw:fill="none" draw:stroke="dash" draw:stroke-dash="a1"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65.9pt" svg:width="342.55pt" chart:style-name="Crt0">
        <chart:title chart:style-name="CT00">
          <text:p text:style-name="a0" text:class-names="" text:cond-style-name="">Glouton</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184.9729921259843pt" svg:y="84.0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text:p>
            </table:table-cell>
            <table:table-cell office:value-type="float" office:value="1000"/>
            <table:table-cell office:value-type="float" office:value="9.3037128448486203E-7"/>
          </table:table-row>
          <table:table-row>
            <table:table-cell office:value-type="string">
              <text:p>3000</text:p>
            </table:table-cell>
            <table:table-cell office:value-type="float" office:value="3000"/>
            <table:table-cell office:value-type="float" office:value="1.0246022542317667E-6"/>
          </table:table-row>
          <table:table-row>
            <table:table-cell office:value-type="string">
              <text:p>10000</text:p>
            </table:table-cell>
            <table:table-cell office:value-type="float" office:value="10000"/>
            <table:table-cell office:value-type="float" office:value="1.1001310348510739E-6"/>
          </table:table-row>
          <table:table-row>
            <table:table-cell office:value-type="string">
              <text:p>30000</text:p>
            </table:table-cell>
            <table:table-cell office:value-type="float" office:value="30000"/>
            <table:table-cell office:value-type="float" office:value="1.0513780911763466E-6"/>
          </table:table-row>
          <table:table-row>
            <table:table-cell office:value-type="string">
              <text:p>100000</text:p>
            </table:table-cell>
            <table:table-cell office:value-type="float" office:value="100000"/>
            <table:table-cell office:value-type="float" office:value="9.9248571395874005E-7"/>
          </table:table-row>
          <table:table-row>
            <table:table-cell office:value-type="string">
              <text:p>300000</text:p>
            </table:table-cell>
            <table:table-cell office:value-type="float" office:value="300000"/>
            <table:table-cell office:value-type="float" office:value="1.0889678955078066E-6"/>
          </table:table-row>
          <table:table-row>
            <table:table-cell office:value-type="string">
              <text:p>1000000</text:p>
            </table:table-cell>
            <table:table-cell office:value-type="float" office:value="1000000"/>
            <table:table-cell office:value-type="float" office:value="1.120908274650572E-6"/>
          </table:table-row>
          <table:table-row>
            <table:table-cell office:value-type="string">
              <text:p>3000000</text:p>
            </table:table-cell>
            <table:table-cell office:value-type="float" office:value="3000000"/>
            <table:table-cell office:value-type="float" office:value="1.1387290938695265E-6"/>
          </table:table-row>
          <table:table-row>
            <table:table-cell office:value-type="string">
              <text:p>6000000</text:p>
            </table:table-cell>
            <table:table-cell office:value-type="float" office:value="6000000"/>
            <table:table-cell office:value-type="float" office:value="1.1757832137743601E-6"/>
          </table:table-row>
          <table:table-row>
            <table:table-cell office:value-type="string">
              <text:p>8000000</text:p>
            </table:table-cell>
            <table:table-cell office:value-type="float" office:value="8000000"/>
            <table:table-cell office:value-type="float" office:value="9.3401597499847249E-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style="rect" draw:dots1="1" draw:dots1-length="0.02083in" draw:distance="0.02083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00">
      <style:graphic-properties draw:fill="none" draw:stroke="dash" draw:stroke-dash="a1"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90.2pt" svg:width="321.6pt" chart:style-name="Crt0">
        <chart:title chart:style-name="CT00">
          <text:p text:style-name="a0" text:class-names="" text:cond-style-name="">Programmation Dynamique</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156.0pt" svg:y="92.0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text:p>
            </table:table-cell>
            <table:table-cell office:value-type="float" office:value="1000"/>
            <table:table-cell office:value-type="float" office:value="2.7326908111572241E-6"/>
          </table:table-row>
          <table:table-row>
            <table:table-cell office:value-type="string">
              <text:p>3000</text:p>
            </table:table-cell>
            <table:table-cell office:value-type="float" office:value="3000"/>
            <table:table-cell office:value-type="float" office:value="2.8349529902140265E-6"/>
          </table:table-row>
          <table:table-row>
            <table:table-cell office:value-type="string">
              <text:p>10000</text:p>
            </table:table-cell>
            <table:table-cell office:value-type="float" office:value="10000"/>
            <table:table-cell office:value-type="float" office:value="2.895053577423096E-6"/>
          </table:table-row>
          <table:table-row>
            <table:table-cell office:value-type="string">
              <text:p>30000</text:p>
            </table:table-cell>
            <table:table-cell office:value-type="float" office:value="30000"/>
            <table:table-cell office:value-type="float" office:value="2.9795666058858132E-6"/>
          </table:table-row>
          <table:table-row>
            <table:table-cell office:value-type="string">
              <text:p>100000</text:p>
            </table:table-cell>
            <table:table-cell office:value-type="float" office:value="100000"/>
            <table:table-cell office:value-type="float" office:value="2.894102697372436E-6"/>
          </table:table-row>
          <table:table-row>
            <table:table-cell office:value-type="string">
              <text:p>300000</text:p>
            </table:table-cell>
            <table:table-cell office:value-type="float" office:value="300000"/>
            <table:table-cell office:value-type="float" office:value="3.1269794909159334E-6"/>
          </table:table-row>
          <table:table-row>
            <table:table-cell office:value-type="string">
              <text:p>1000000</text:p>
            </table:table-cell>
            <table:table-cell office:value-type="float" office:value="1000000"/>
            <table:table-cell office:value-type="float" office:value="3.1272394809722879E-6"/>
          </table:table-row>
          <table:table-row>
            <table:table-cell office:value-type="string">
              <text:p>3000000</text:p>
            </table:table-cell>
            <table:table-cell office:value-type="float" office:value="3000000"/>
            <table:table-cell office:value-type="float" office:value="3.2051703437169333E-6"/>
          </table:table-row>
          <table:table-row>
            <table:table-cell office:value-type="string">
              <text:p>6000000</text:p>
            </table:table-cell>
            <table:table-cell office:value-type="float" office:value="6000000"/>
            <table:table-cell office:value-type="float" office:value="3.0681222709019935E-6"/>
          </table:table-row>
          <table:table-row>
            <table:table-cell office:value-type="string">
              <text:p>8000000</text:p>
            </table:table-cell>
            <table:table-cell office:value-type="float" office:value="8000000"/>
            <table:table-cell office:value-type="float" office:value="2.6643946399688702E-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style="rect" draw:dots1="1" draw:dots1-length="0.02083in" draw:distance="0.02083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00">
      <style:graphic-properties draw:fill="none" draw:stroke="dash" draw:stroke-dash="a1"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60.5pt" svg:width="315.0pt" chart:style-name="Crt0">
        <chart:title chart:style-name="CT00">
          <text:p text:style-name="a0" text:class-names="" text:cond-style-name="">Recherche locale</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191.0pt" svg:y="98.0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Tsearch</text:p>
              </table:table-cell>
            </table:table-row>
          </table:table-header-rows>
          <table:table-row>
            <table:table-cell office:value-type="string">
              <text:p>1000</text:p>
            </table:table-cell>
            <table:table-cell office:value-type="float" office:value="1000"/>
            <table:table-cell office:value-type="float" office:value="2.3789723714192702E-5"/>
          </table:table-row>
          <table:table-row>
            <table:table-cell office:value-type="string">
              <text:p>3000</text:p>
            </table:table-cell>
            <table:table-cell office:value-type="float" office:value="3000"/>
            <table:table-cell office:value-type="float" office:value="5.62212133985471E-5"/>
          </table:table-row>
          <table:table-row>
            <table:table-cell office:value-type="string">
              <text:p>10000</text:p>
            </table:table-cell>
            <table:table-cell office:value-type="float" office:value="10000"/>
            <table:table-cell office:value-type="float" office:value="1.6743636131286599E-4"/>
          </table:table-row>
          <table:table-row>
            <table:table-cell office:value-type="string">
              <text:p>30000</text:p>
            </table:table-cell>
            <table:table-cell office:value-type="float" office:value="30000"/>
            <table:table-cell office:value-type="float" office:value="4.3756670856479995E-4"/>
          </table:table-row>
          <table:table-row>
            <table:table-cell office:value-type="string">
              <text:p>100000</text:p>
            </table:table-cell>
            <table:table-cell office:value-type="float" office:value="100000"/>
            <table:table-cell office:value-type="float" office:value="1.2344805717468259E-3"/>
          </table:table-row>
          <table:table-row>
            <table:table-cell office:value-type="string">
              <text:p>300000</text:p>
            </table:table-cell>
            <table:table-cell office:value-type="float" office:value="300000"/>
            <table:table-cell office:value-type="float" office:value="3.6912593308058321E-3"/>
          </table:table-row>
          <table:table-row>
            <table:table-cell office:value-type="string">
              <text:p>1000000</text:p>
            </table:table-cell>
            <table:table-cell office:value-type="float" office:value="1000000"/>
            <table:table-cell office:value-type="float" office:value="1.1546513438224784E-2"/>
          </table:table-row>
          <table:table-row>
            <table:table-cell office:value-type="string">
              <text:p>3000000</text:p>
            </table:table-cell>
            <table:table-cell office:value-type="float" office:value="3000000"/>
            <table:table-cell office:value-type="float" office:value="3.2733351116433808E-2"/>
          </table:table-row>
          <table:table-row>
            <table:table-cell office:value-type="string">
              <text:p>6000000</text:p>
            </table:table-cell>
            <table:table-cell office:value-type="float" office:value="6000000"/>
            <table:table-cell office:value-type="float" office:value="6.3224505942000825E-2"/>
          </table:table-row>
          <table:table-row>
            <table:table-cell office:value-type="string">
              <text:p>8000000</text:p>
            </table:table-cell>
            <table:table-cell office:value-type="float" office:value="8000000"/>
            <table:table-cell office:value-type="float" office:value="6.7385379654607114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style="rect" draw:dots1="1" draw:dots1-length="0.02083in" draw:distance="0.02083in"/>
  </office:styles>
</office:document-styles>
</file>